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in"/>
    </style:style>
    <style:style style:name="co2" style:family="table-column">
      <style:table-column-properties fo:break-before="auto" style:column-width="1.026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6.8827in"/>
    </style:style>
    <style:style style:name="co6" style:family="table-column">
      <style:table-column-properties fo:break-before="auto" style:column-width="4.1402in"/>
    </style:style>
    <style:style style:name="co7" style:family="table-column">
      <style:table-column-properties fo:break-before="auto" style:column-width="6.06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new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-</text:p>
          </table:table-cell>
          <table:table-cell table:style-name="ce2" office:value-type="string">
            <text:p>didactic</text:p>
          </table:table-cell>
          <table:table-cell table:style-name="ce5" table:formula="oooc:=RAND()" office:value-type="float" office:value="0.924896240234375">
            <text:p>0.92</text:p>
          </table:table-cell>
          <table:table-cell table:style-name="ce5"/>
          <table:table-cell table:style-name="ce5" office:value-type="string">
            <text:p>intended to instruct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style-name="ce2" office:value-type="string">
            <text:p>penury</text:p>
          </table:table-cell>
          <table:table-cell table:style-name="ce5" table:formula="oooc:=RAND()" office:value-type="float" office:value="0.64111328125">
            <text:p>0.64</text:p>
          </table:table-cell>
          <table:table-cell table:style-name="ce5"/>
          <table:table-cell table:style-name="ce5" office:value-type="string">
            <text:p>extreme poverty 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style-name="ce2" office:value-type="string">
            <text:p>plaintive</text:p>
          </table:table-cell>
          <table:table-cell table:style-name="ce5" table:formula="oooc:=RAND()" office:value-type="float" office:value="0.044647216796875">
            <text:p>0.04</text:p>
          </table:table-cell>
          <table:table-cell table:style-name="ce5"/>
          <table:table-cell table:style-name="ce5" office:value-type="string">
            <text:p>mournful melancholy sorrowful 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style-name="ce2" office:value-type="string">
            <text:p>fulsome</text:p>
          </table:table-cell>
          <table:table-cell table:style-name="ce5" table:formula="oooc:=RAND()" office:value-type="float" office:value="0.6146240234375">
            <text:p>0.61</text:p>
          </table:table-cell>
          <table:table-cell table:style-name="ce5"/>
          <table:table-cell table:style-name="ce5" office:value-type="string">
            <text:p>disgusting offensive due to excessiveness 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style-name="ce2" office:value-type="string">
            <text:p>brook</text:p>
          </table:table-cell>
          <table:table-cell table:style-name="ce5" table:formula="oooc:=RAND()" office:value-type="float" office:value="0.7520751953125">
            <text:p>0.75</text:p>
          </table:table-cell>
          <table:table-cell table:style-name="ce5"/>
          <table:table-cell table:style-name="ce5" office:value-type="string">
            <text:p>to tolerate endure 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style-name="ce2" office:value-type="string">
            <text:p>imprecation</text:p>
          </table:table-cell>
          <table:table-cell table:style-name="ce5" table:formula="oooc:=RAND()" office:value-type="float" office:value="0.730682373046875">
            <text:p>0.73</text:p>
          </table:table-cell>
          <table:table-cell table:style-name="ce5"/>
          <table:table-cell table:style-name="ce5" office:value-type="string">
            <text:p>an invocation of evil a curse 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style-name="ce2" office:value-type="string">
            <text:p>desuetude</text:p>
          </table:table-cell>
          <table:table-cell table:style-name="ce5" table:formula="oooc:=RAND()" office:value-type="float" office:value="0.322662353515625">
            <text:p>0.32</text:p>
          </table:table-cell>
          <table:table-cell table:style-name="ce5"/>
          <table:table-cell table:style-name="ce5" office:value-type="string">
            <text:p>cessation of use disuse 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style-name="ce2" office:value-type="string">
            <text:p>nonplused</text:p>
          </table:table-cell>
          <table:table-cell table:style-name="ce5" table:formula="oooc:=RAND()" office:value-type="float" office:value="0.361175537109375">
            <text:p>0.36</text:p>
          </table:table-cell>
          <table:table-cell table:style-name="ce5"/>
          <table:table-cell table:style-name="ce5" office:value-type="string">
            <text:p>confused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style-name="ce2" office:value-type="string">
            <text:p>cadge</text:p>
          </table:table-cell>
          <table:table-cell table:style-name="ce5" table:formula="oooc:=RAND()" office:value-type="float" office:value="0.108428955078125">
            <text:p>0.11</text:p>
          </table:table-cell>
          <table:table-cell table:style-name="ce5"/>
          <table:table-cell table:style-name="ce5" office:value-type="string">
            <text:p>to beg to get by begging 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style-name="ce2" office:value-type="string">
            <text:p>stolid</text:p>
          </table:table-cell>
          <table:table-cell table:style-name="ce5" table:formula="oooc:=RAND()" office:value-type="float" office:value="0.85980224609375">
            <text:p>0.86</text:p>
          </table:table-cell>
          <table:table-cell table:style-name="ce5"/>
          <table:table-cell table:style-name="ce5" office:value-type="string">
            <text:p>showing no emotion impassive </text:p>
          </table:table-cell>
          <table:table-cell/>
        </table:table-row>
        <table:table-row table:style-name="ro2">
          <table:table-cell office:value-type="string">
            <text:p>-</text:p>
          </table:table-cell>
          <table:table-cell table:style-name="ce2" office:value-type="string">
            <text:p>salubrious</text:p>
          </table:table-cell>
          <table:table-cell table:style-name="ce5" table:formula="oooc:=RAND()" office:value-type="float" office:value="0.381561279296875">
            <text:p>0.38</text:p>
          </table:table-cell>
          <table:table-cell table:style-name="ce5"/>
          <table:table-cell table:style-name="ce5" office:value-type="string">
            <text:p>healthful 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style-name="ce2" office:value-type="string">
            <text:p>restive</text:p>
          </table:table-cell>
          <table:table-cell table:style-name="ce5" table:formula="oooc:=RAND()" office:value-type="float" office:value="0.72265625">
            <text:p>0.72</text:p>
          </table:table-cell>
          <table:table-cell table:style-name="ce5"/>
          <table:table-cell table:style-name="ce5" office:value-type="string">
            <text:p>refusing to move reluctant to be controlled 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style-name="ce2" office:value-type="string">
            <text:p>perspicacity</text:p>
          </table:table-cell>
          <table:table-cell table:style-name="ce5" table:formula="oooc:=RAND()" office:value-type="float" office:value="0.778564453125">
            <text:p>0.78</text:p>
          </table:table-cell>
          <table:table-cell table:style-name="ce5"/>
          <table:table-cell table:style-name="ce5" office:value-type="string">
            <text:p>quick judging and understanding 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style-name="ce2" office:value-type="string">
            <text:p>involute</text:p>
          </table:table-cell>
          <table:table-cell table:style-name="ce5" table:formula="oooc:=RAND()" office:value-type="float" office:value="0.478118896484375">
            <text:p>0.48</text:p>
          </table:table-cell>
          <table:table-cell table:style-name="ce5"/>
          <table:table-cell table:style-name="ce5" office:value-type="string">
            <text:p>complex 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style-name="ce2" office:value-type="string">
            <text:p>abrogate</text:p>
          </table:table-cell>
          <table:table-cell table:style-name="ce5" table:formula="oooc:=RAND()" office:value-type="float" office:value="0.962738037109375">
            <text:p>0.96</text:p>
          </table:table-cell>
          <table:table-cell table:style-name="ce5"/>
          <table:table-cell table:style-name="ce5" office:value-type="string">
            <text:p>repeal or annul by authority 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style-name="ce2" office:value-type="string">
            <text:p>lassitude</text:p>
          </table:table-cell>
          <table:table-cell table:style-name="ce5" table:formula="oooc:=RAND()" office:value-type="float" office:value="0.703826904296875">
            <text:p>0.7</text:p>
          </table:table-cell>
          <table:table-cell table:style-name="ce5"/>
          <table:table-cell table:style-name="ce5" office:value-type="string">
            <text:p>weariness tiredness 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style-name="ce2" office:value-type="string">
            <text:p>platitude</text:p>
          </table:table-cell>
          <table:table-cell table:style-name="ce5" table:formula="oooc:=RAND()" office:value-type="float" office:value="0.561248779296875">
            <text:p>0.56</text:p>
          </table:table-cell>
          <table:table-cell table:style-name="ce5"/>
          <table:table-cell table:style-name="ce5" office:value-type="string">
            <text:p>a trite or banal statement unoriginality 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style-name="ce2" office:value-type="string">
            <text:p>contrite</text:p>
          </table:table-cell>
          <table:table-cell table:style-name="ce5" table:formula="oooc:=RAND()" office:value-type="float" office:value="0.250244140625">
            <text:p>0.25</text:p>
          </table:table-cell>
          <table:table-cell table:style-name="ce5"/>
          <table:table-cell table:style-name="ce5" office:value-type="string">
            <text:p>filled with deep sorrow for wrongdoing 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style-name="ce2" office:value-type="string">
            <text:p>gainsay</text:p>
          </table:table-cell>
          <table:table-cell table:style-name="ce5" table:formula="oooc:=RAND()" office:value-type="float" office:value="0.389373779296875">
            <text:p>0.39</text:p>
          </table:table-cell>
          <table:table-cell table:style-name="ce5"/>
          <table:table-cell table:style-name="ce5" office:value-type="string">
            <text:p>to deny to oppos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table:style-name="ce2" office:value-type="string">
            <text:p>penurious</text:p>
          </table:table-cell>
          <table:table-cell table:style-name="ce5" table:formula="oooc:=RAND()" office:value-type="float" office:value="0.884521484375">
            <text:p>0.88</text:p>
          </table:table-cell>
          <table:table-cell table:style-name="ce5"/>
          <table:table-cell table:style-name="ce5" office:value-type="string">
            <text:p>poor/stingy 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table:style-name="ce2" office:value-type="string">
            <text:p>occluded</text:p>
          </table:table-cell>
          <table:table-cell table:style-name="ce5" table:formula="oooc:=RAND()" office:value-type="float" office:value="0.569061279296875">
            <text:p>0.57</text:p>
          </table:table-cell>
          <table:table-cell table:style-name="ce5"/>
          <table:table-cell table:style-name="ce5" office:value-type="string">
            <text:p>blocked up 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table:style-name="ce2" office:value-type="string">
            <text:p>onerous</text:p>
          </table:table-cell>
          <table:table-cell table:style-name="ce5" table:formula="oooc:=RAND()" office:value-type="float" office:value="0.782318115234375">
            <text:p>0.78</text:p>
          </table:table-cell>
          <table:table-cell table:style-name="ce5"/>
          <table:table-cell table:style-name="ce5" office:value-type="string">
            <text:p>needing effort burdensome 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table:style-name="ce2" office:value-type="string">
            <text:p>lucubrate</text:p>
          </table:table-cell>
          <table:table-cell table:style-name="ce5" table:formula="oooc:=RAND()" office:value-type="float" office:value="0.511322021484375">
            <text:p>0.51</text:p>
          </table:table-cell>
          <table:table-cell table:style-name="ce5"/>
          <table:table-cell table:style-name="ce5" office:value-type="string">
            <text:p>write in scholarly fashion 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table:style-name="ce2" office:value-type="string">
            <text:p>demur</text:p>
          </table:table-cell>
          <table:table-cell table:style-name="ce5" table:formula="oooc:=RAND()" office:value-type="float" office:value="0.209808349609375">
            <text:p>0.21</text:p>
          </table:table-cell>
          <table:table-cell table:style-name="ce5"/>
          <table:table-cell table:style-name="ce5" office:value-type="string">
            <text:p>to hesitate raise objections 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table:style-name="ce2" office:value-type="string">
            <text:p>embellish</text:p>
          </table:table-cell>
          <table:table-cell table:style-name="ce5" table:formula="oooc:=RAND()" office:value-type="float" office:value="0.9827880859375">
            <text:p>0.98</text:p>
          </table:table-cell>
          <table:table-cell table:style-name="ce5"/>
          <table:table-cell table:style-name="ce5" office:value-type="string">
            <text:p>make beautiful 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table:style-name="ce2" office:value-type="string">
            <text:p>ineluctable</text:p>
          </table:table-cell>
          <table:table-cell table:style-name="ce5" table:formula="oooc:=RAND()" office:value-type="float" office:value="0.983673095703125">
            <text:p>0.98</text:p>
          </table:table-cell>
          <table:table-cell table:style-name="ce5"/>
          <table:table-cell table:style-name="ce5" office:value-type="string">
            <text:p>certain inevitable 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table:style-name="ce2" office:value-type="string">
            <text:p>chastened</text:p>
          </table:table-cell>
          <table:table-cell table:style-name="ce5" table:formula="oooc:=RAND()" office:value-type="float" office:value="0.745697021484375">
            <text:p>0.75</text:p>
          </table:table-cell>
          <table:table-cell table:style-name="ce5"/>
          <table:table-cell table:style-name="ce5" office:value-type="string">
            <text:p>corrected punished </text:p>
          </table:table-cell>
          <table:table-cell/>
        </table:table-row>
        <table:table-row table:style-name="ro1" table:number-rows-repeated="66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epicurean</text:p>
          </table:table-cell>
          <table:table-cell table:style-name="ce5" table:formula="oooc:=RAND()" office:value-type="float" office:value="0.4931640625">
            <text:p>0.49</text:p>
          </table:table-cell>
          <table:table-cell table:style-name="ce5"/>
          <table:table-cell table:style-name="ce5" office:value-type="string">
            <text:p>devoted to pleasure (sensuous enjoyment)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recreancy</text:p>
          </table:table-cell>
          <table:table-cell table:style-name="ce5" table:formula="oooc:=RAND()" office:value-type="float" office:value="0.66729736328125">
            <text:p>0.67</text:p>
          </table:table-cell>
          <table:table-cell table:style-name="ce5"/>
          <table:table-cell table:style-name="ce5" office:value-type="string">
            <text:p>cowardice a cowardly giving up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cravat</text:p>
          </table:table-cell>
          <table:table-cell table:style-name="ce5" table:formula="oooc:=RAND()" office:value-type="float" office:value="0.844146728515625">
            <text:p>0.84</text:p>
          </table:table-cell>
          <table:table-cell table:style-name="ce5"/>
          <table:table-cell table:style-name="ce5" office:value-type="string">
            <text:p>piece of linen worn as a necktie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chary</text:p>
          </table:table-cell>
          <table:table-cell table:style-name="ce5" table:formula="oooc:=RAND()" office:value-type="float" office:value="0.869659423828125">
            <text:p>0.87</text:p>
          </table:table-cell>
          <table:table-cell table:style-name="ce5"/>
          <table:table-cell table:style-name="ce5" office:value-type="string">
            <text:p>cautious wary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redoubtable</text:p>
          </table:table-cell>
          <table:table-cell table:style-name="ce5" table:formula="oooc:=RAND()" office:value-type="float" office:value="0.663482666015625">
            <text:p>0.66</text:p>
          </table:table-cell>
          <table:table-cell table:style-name="ce5"/>
          <table:table-cell table:style-name="ce5" office:value-type="string">
            <text:p>formidable causing fear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3" office:value-type="string">
            <text:p>impecunious</text:p>
          </table:table-cell>
          <table:table-cell table:style-name="ce5" table:formula="oooc:=RAND()" office:value-type="float" office:value="0.55499267578125">
            <text:p>0.55</text:p>
          </table:table-cell>
          <table:table-cell table:style-name="ce6"/>
          <table:table-cell table:style-name="ce6" office:value-type="string">
            <text:p>penniless; poor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facile</text:p>
          </table:table-cell>
          <table:table-cell table:style-name="ce5" table:formula="oooc:=RAND()" office:value-type="float" office:value="0.908782958984375">
            <text:p>0.91</text:p>
          </table:table-cell>
          <table:table-cell table:style-name="ce5"/>
          <table:table-cell table:style-name="ce5" office:value-type="string">
            <text:p>easily done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ignominious</text:p>
          </table:table-cell>
          <table:table-cell table:style-name="ce5" table:formula="oooc:=RAND()" office:value-type="float" office:value="0.721038818359375">
            <text:p>0.72</text:p>
          </table:table-cell>
          <table:table-cell table:style-name="ce5"/>
          <table:table-cell table:style-name="ce5" office:value-type="string">
            <text:p>shameful dishonorable undignified disgraceful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expurgate</text:p>
          </table:table-cell>
          <table:table-cell table:style-name="ce5" table:formula="oooc:=RAND()" office:value-type="float" office:value="0.287872314453125">
            <text:p>0.29</text:p>
          </table:table-cell>
          <table:table-cell table:style-name="ce5"/>
          <table:table-cell table:style-name="ce5" office:value-type="string">
            <text:p>to remove obscenity purify censor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dereliction</text:p>
          </table:table-cell>
          <table:table-cell table:style-name="ce5" table:formula="oooc:=RAND()" office:value-type="float" office:value="0.203033447265625">
            <text:p>0.2</text:p>
          </table:table-cell>
          <table:table-cell table:style-name="ce5"/>
          <table:table-cell table:style-name="ce5" office:value-type="string">
            <text:p>deserting and leaving to fall into ruins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droll</text:p>
          </table:table-cell>
          <table:table-cell table:style-name="ce5" table:formula="oooc:=RAND()" office:value-type="float" office:value="0.23126220703125">
            <text:p>0.23</text:p>
          </table:table-cell>
          <table:table-cell table:style-name="ce5"/>
          <table:table-cell table:style-name="ce5" office:value-type="string">
            <text:p>jesting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doggerel</text:p>
          </table:table-cell>
          <table:table-cell table:style-name="ce5" table:formula="oooc:=RAND()" office:value-type="float" office:value="0.463653564453125">
            <text:p>0.46</text:p>
          </table:table-cell>
          <table:table-cell table:style-name="ce5"/>
          <table:table-cell table:style-name="ce5" office:value-type="string">
            <text:p>trivial poorly constructed verse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encomium</text:p>
          </table:table-cell>
          <table:table-cell table:style-name="ce5" table:formula="oooc:=RAND()" office:value-type="float" office:value="0.400665283203125">
            <text:p>0.4</text:p>
          </table:table-cell>
          <table:table-cell table:style-name="ce5"/>
          <table:table-cell table:style-name="ce5" office:value-type="string">
            <text:p>warm or glowing praise eulogy panegyric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effete</text:p>
          </table:table-cell>
          <table:table-cell table:style-name="ce5" table:formula="oooc:=RAND()" office:value-type="float" office:value="0.4306640625">
            <text:p>0.43</text:p>
          </table:table-cell>
          <table:table-cell table:style-name="ce5"/>
          <table:table-cell table:style-name="ce5" office:value-type="string">
            <text:p>infertile worn out weak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3" office:value-type="string">
            <text:p>propitiate</text:p>
          </table:table-cell>
          <table:table-cell table:style-name="ce5" table:formula="oooc:=RAND()" office:value-type="float" office:value="0.086700439453125">
            <text:p>0.09</text:p>
          </table:table-cell>
          <table:table-cell table:style-name="ce6"/>
          <table:table-cell table:style-name="ce6" office:value-type="string">
            <text:p>to conciliate; to appease: "They made sacrifices to propitiate angry gods."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dulcet</text:p>
          </table:table-cell>
          <table:table-cell table:style-name="ce5" table:formula="oooc:=RAND()" office:value-type="float" office:value="0.57330322265625">
            <text:p>0.57</text:p>
          </table:table-cell>
          <table:table-cell table:style-name="ce5"/>
          <table:table-cell table:style-name="ce5" office:value-type="string">
            <text:p>melodious harmonious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barrage</text:p>
          </table:table-cell>
          <table:table-cell table:style-name="ce5" table:formula="oooc:=RAND()" office:value-type="float" office:value="0.170654296875">
            <text:p>0.17</text:p>
          </table:table-cell>
          <table:table-cell table:style-name="ce5"/>
          <table:table-cell table:style-name="ce5" office:value-type="string">
            <text:p>artificial obstacle built across a river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expiation</text:p>
          </table:table-cell>
          <table:table-cell table:style-name="ce5" table:formula="oooc:=RAND()" office:value-type="float" office:value="0.44287109375">
            <text:p>0.44</text:p>
          </table:table-cell>
          <table:table-cell table:style-name="ce5"/>
          <table:table-cell table:style-name="ce5" office:value-type="string">
            <text:p>ending expiring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excoriation</text:p>
          </table:table-cell>
          <table:table-cell table:style-name="ce5" table:formula="oooc:=RAND()" office:value-type="float" office:value="0.225860595703125">
            <text:p>0.23</text:p>
          </table:table-cell>
          <table:table-cell table:style-name="ce5"/>
          <table:table-cell table:style-name="ce5" office:value-type="string">
            <text:p>severe criticism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egress</text:p>
          </table:table-cell>
          <table:table-cell table:style-name="ce5" table:formula="oooc:=RAND()" office:value-type="float" office:value="0.200653076171875">
            <text:p>0.2</text:p>
          </table:table-cell>
          <table:table-cell table:style-name="ce5"/>
          <table:table-cell table:style-name="ce5" office:value-type="string">
            <text:p>way out exit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proscribe</text:p>
          </table:table-cell>
          <table:table-cell table:style-name="ce5" table:formula="oooc:=RAND()" office:value-type="float" office:value="0.437408447265625">
            <text:p>0.44</text:p>
          </table:table-cell>
          <table:table-cell table:style-name="ce5"/>
          <table:table-cell table:style-name="ce5" office:value-type="string">
            <text:p>denounce as dangerous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3" office:value-type="string">
            <text:p>cadge</text:p>
          </table:table-cell>
          <table:table-cell table:style-name="ce5" table:formula="oooc:=RAND()" office:value-type="float" office:value="0.3466796875">
            <text:p>0.35</text:p>
          </table:table-cell>
          <table:table-cell table:style-name="ce6"/>
          <table:table-cell table:style-name="ce6" office:value-type="string">
            <text:p>to get something by taking advantage of someone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equanimity</text:p>
          </table:table-cell>
          <table:table-cell table:style-name="ce5" table:formula="oooc:=RAND()" office:value-type="float" office:value="0.951263427734375">
            <text:p>0.95</text:p>
          </table:table-cell>
          <table:table-cell table:style-name="ce5"/>
          <table:table-cell table:style-name="ce5" office:value-type="string">
            <text:p>calmness of temperament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sumptuous</text:p>
          </table:table-cell>
          <table:table-cell table:style-name="ce5" table:formula="oooc:=RAND()" office:value-type="float" office:value="0.0673828125">
            <text:p>0.07</text:p>
          </table:table-cell>
          <table:table-cell table:style-name="ce5"/>
          <table:table-cell table:style-name="ce5" office:value-type="string">
            <text:p>magnificent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profundity</text:p>
          </table:table-cell>
          <table:table-cell table:style-name="ce5" table:formula="oooc:=RAND()" office:value-type="float" office:value="0.647705078125">
            <text:p>0.65</text:p>
          </table:table-cell>
          <table:table-cell table:style-name="ce5"/>
          <table:table-cell table:style-name="ce5" office:value-type="string">
            <text:p>depth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apotheosis</text:p>
          </table:table-cell>
          <table:table-cell table:style-name="ce5" table:formula="oooc:=RAND()" office:value-type="float" office:value="0.466094970703125">
            <text:p>0.47</text:p>
          </table:table-cell>
          <table:table-cell table:style-name="ce5"/>
          <table:table-cell table:style-name="ce5" office:value-type="string">
            <text:p>deification glorification to godliness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credulity</text:p>
          </table:table-cell>
          <table:table-cell table:style-name="ce5" table:formula="oooc:=RAND()" office:value-type="float" office:value="0.7972412109375">
            <text:p>0.8</text:p>
          </table:table-cell>
          <table:table-cell table:style-name="ce5"/>
          <table:table-cell table:style-name="ce5" office:value-type="string">
            <text:p>too great a readiness to believe things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finical</text:p>
          </table:table-cell>
          <table:table-cell table:style-name="ce5" table:formula="oooc:=RAND()" office:value-type="float" office:value="0.55169677734375">
            <text:p>0.55</text:p>
          </table:table-cell>
          <table:table-cell table:style-name="ce5"/>
          <table:table-cell table:style-name="ce5" office:value-type="string">
            <text:p>too fussy about food clothing etc.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astringent</text:p>
          </table:table-cell>
          <table:table-cell table:style-name="ce5" table:formula="oooc:=RAND()" office:value-type="float" office:value="0.2239990234375">
            <text:p>0.22</text:p>
          </table:table-cell>
          <table:table-cell table:style-name="ce5"/>
          <table:table-cell table:style-name="ce5" office:value-type="string">
            <text:p>substance that shrinks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abraded</text:p>
          </table:table-cell>
          <table:table-cell table:style-name="ce5" table:formula="oooc:=RAND()" office:value-type="float" office:value="0.36236572265625">
            <text:p>0.36</text:p>
          </table:table-cell>
          <table:table-cell table:style-name="ce5"/>
          <table:table-cell table:style-name="ce5" office:value-type="string">
            <text:p>rubbed off worn away by friction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forbear</text:p>
          </table:table-cell>
          <table:table-cell table:style-name="ce5" table:formula="oooc:=RAND()" office:value-type="float" office:value="0.09417724609375">
            <text:p>0.09</text:p>
          </table:table-cell>
          <table:table-cell table:style-name="ce5"/>
          <table:table-cell table:style-name="ce5" office:value-type="string">
            <text:p>refrain from be patient ancestor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3" office:value-type="string">
            <text:p>laconic</text:p>
          </table:table-cell>
          <table:table-cell table:style-name="ce5" table:formula="oooc:=RAND()" office:value-type="float" office:value="0.11962890625">
            <text:p>0.12</text:p>
          </table:table-cell>
          <table:table-cell table:style-name="ce6"/>
          <table:table-cell table:style-name="ce6" office:value-type="string">
            <text:p>using few words; terse: "a laconic reply."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intransigence</text:p>
          </table:table-cell>
          <table:table-cell table:style-name="ce5" table:formula="oooc:=RAND()" office:value-type="float" office:value="0.895599365234375">
            <text:p>0.9</text:p>
          </table:table-cell>
          <table:table-cell table:style-name="ce5"/>
          <table:table-cell table:style-name="ce5" office:value-type="string">
            <text:p>unwillingness to compromise stubbornness intractability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censure</text:p>
          </table:table-cell>
          <table:table-cell table:style-name="ce5" table:formula="oooc:=RAND()" office:value-type="float" office:value="0.96533203125">
            <text:p>0.97</text:p>
          </table:table-cell>
          <table:table-cell table:style-name="ce5"/>
          <table:table-cell table:style-name="ce5" office:value-type="string">
            <text:p>expression of blame or disapproval a rebuke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sere</text:p>
          </table:table-cell>
          <table:table-cell table:style-name="ce5" table:formula="oooc:=RAND()" office:value-type="float" office:value="0.199493408203125">
            <text:p>0.2</text:p>
          </table:table-cell>
          <table:table-cell table:style-name="ce5"/>
          <table:table-cell table:style-name="ce5" office:value-type="string">
            <text:p>make hard and without feeling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prolix</text:p>
          </table:table-cell>
          <table:table-cell table:style-name="ce5" table:formula="oooc:=RAND()" office:value-type="float" office:value="0.75836181640625">
            <text:p>0.76</text:p>
          </table:table-cell>
          <table:table-cell table:style-name="ce5"/>
          <table:table-cell table:style-name="ce5" office:value-type="string">
            <text:p>tiring because too long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inveigh</text:p>
          </table:table-cell>
          <table:table-cell table:style-name="ce5" table:formula="oooc:=RAND()" office:value-type="float" office:value="0.02386474609375">
            <text:p>0.02</text:p>
          </table:table-cell>
          <table:table-cell table:style-name="ce5"/>
          <table:table-cell table:style-name="ce5" office:value-type="string">
            <text:p>to attack verbally denounce deprecate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meretricious</text:p>
          </table:table-cell>
          <table:table-cell table:style-name="ce5" table:formula="oooc:=RAND()" office:value-type="float" office:value="0.722625732421875">
            <text:p>0.72</text:p>
          </table:table-cell>
          <table:table-cell table:style-name="ce5"/>
          <table:table-cell table:style-name="ce5" office:value-type="string">
            <text:p>attractive on the surface but of little value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invective</text:p>
          </table:table-cell>
          <table:table-cell table:style-name="ce5" table:formula="oooc:=RAND()" office:value-type="float" office:value="0.67510986328125">
            <text:p>0.68</text:p>
          </table:table-cell>
          <table:table-cell table:style-name="ce5"/>
          <table:table-cell table:style-name="ce5" office:value-type="string">
            <text:p>abusive language curses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epistle</text:p>
          </table:table-cell>
          <table:table-cell table:style-name="ce5" table:formula="oooc:=RAND()" office:value-type="float" office:value="0.567474365234375">
            <text:p>0.57</text:p>
          </table:table-cell>
          <table:table-cell table:style-name="ce5"/>
          <table:table-cell table:style-name="ce5" office:value-type="string">
            <text:p>letter 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table:style-name="ce2" office:value-type="string">
            <text:p>cloture</text:p>
          </table:table-cell>
          <table:table-cell table:style-name="ce5" table:formula="oooc:=RAND()" office:value-type="float" office:value="0.453033447265625">
            <text:p>0.45</text:p>
          </table:table-cell>
          <table:table-cell table:style-name="ce5"/>
          <table:table-cell table:style-name="ce5" office:value-type="string">
            <text:p>closing device (in Parliament) to end a debate by voting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eregrination</text:p>
          </table:table-cell>
          <table:table-cell table:style-name="ce5" table:formula="oooc:=RAND()" office:value-type="float" office:value="0.17242431640625">
            <text:p>0.17</text:p>
          </table:table-cell>
          <table:table-cell table:style-name="ce5"/>
          <table:table-cell table:style-name="ce5" office:value-type="string">
            <text:p>traveling about wandering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voluble</text:p>
          </table:table-cell>
          <table:table-cell table:style-name="ce5" table:formula="oooc:=RAND()" office:value-type="float" office:value="0.19415283203125">
            <text:p>0.19</text:p>
          </table:table-cell>
          <table:table-cell table:style-name="ce5"/>
          <table:table-cell table:style-name="ce5" office:value-type="string">
            <text:p>fluent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revaricate</text:p>
          </table:table-cell>
          <table:table-cell table:style-name="ce5" table:formula="oooc:=RAND()" office:value-type="float" office:value="0.164947509765625">
            <text:p>0.16</text:p>
          </table:table-cell>
          <table:table-cell table:style-name="ce5"/>
          <table:table-cell table:style-name="ce5" office:value-type="string">
            <text:p>to equivocate to stray from the truth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apt</text:p>
          </table:table-cell>
          <table:table-cell table:style-name="ce5" table:formula="oooc:=RAND()" office:value-type="float" office:value="0.917449951171875">
            <text:p>0.92</text:p>
          </table:table-cell>
          <table:table-cell table:style-name="ce5"/>
          <table:table-cell table:style-name="ce5" office:value-type="string">
            <text:p>well-suited quick-witte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urvey</text:p>
          </table:table-cell>
          <table:table-cell table:style-name="ce5" table:formula="oooc:=RAND()" office:value-type="float" office:value="0.846405029296875">
            <text:p>0.85</text:p>
          </table:table-cell>
          <table:table-cell table:style-name="ce5"/>
          <table:table-cell table:style-name="ce5" office:value-type="string">
            <text:p>provide suppl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interdict</text:p>
          </table:table-cell>
          <table:table-cell table:style-name="ce5" table:formula="oooc:=RAND()" office:value-type="float" office:value="0.45684814453125">
            <text:p>0.46</text:p>
          </table:table-cell>
          <table:table-cell table:style-name="ce5"/>
          <table:table-cell table:style-name="ce5" office:value-type="string">
            <text:p>prohibit forbi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quiescent</text:p>
          </table:table-cell>
          <table:table-cell table:style-name="ce5" table:formula="oooc:=RAND()" office:value-type="float" office:value="0.063812255859375">
            <text:p>0.06</text:p>
          </table:table-cell>
          <table:table-cell table:style-name="ce5"/>
          <table:table-cell table:style-name="ce5" office:value-type="string">
            <text:p>at rest dormant torpi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halcyon</text:p>
          </table:table-cell>
          <table:table-cell table:style-name="ce5" table:formula="oooc:=RAND()" office:value-type="float" office:value="0.536895751953125">
            <text:p>0.54</text:p>
          </table:table-cell>
          <table:table-cell table:style-name="ce5"/>
          <table:table-cell table:style-name="ce5" office:value-type="string">
            <text:p>calm and peaceful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omatic</text:p>
          </table:table-cell>
          <table:table-cell table:style-name="ce5" table:formula="oooc:=RAND()" office:value-type="float" office:value="0.90911865234375">
            <text:p>0.91</text:p>
          </table:table-cell>
          <table:table-cell table:style-name="ce5"/>
          <table:table-cell table:style-name="ce5" office:value-type="string">
            <text:p>of the bod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ophistry</text:p>
          </table:table-cell>
          <table:table-cell table:style-name="ce5" table:formula="oooc:=RAND()" office:value-type="float" office:value="0.897857666015625">
            <text:p>0.9</text:p>
          </table:table-cell>
          <table:table-cell table:style-name="ce5"/>
          <table:table-cell table:style-name="ce5" office:value-type="string">
            <text:p>fallacious reasoning faulty logic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beatify</text:p>
          </table:table-cell>
          <table:table-cell table:style-name="ce5" table:formula="oooc:=RAND()" office:value-type="float" office:value="0.67547607421875">
            <text:p>0.68</text:p>
          </table:table-cell>
          <table:table-cell table:style-name="ce5"/>
          <table:table-cell table:style-name="ce5" office:value-type="string">
            <text:p>to bless make happy or ascribe a virtue to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tanch</text:p>
          </table:table-cell>
          <table:table-cell table:style-name="ce5" table:formula="oooc:=RAND()" office:value-type="float" office:value="0.4310302734375">
            <text:p>0.43</text:p>
          </table:table-cell>
          <table:table-cell table:style-name="ce5"/>
          <table:table-cell table:style-name="ce5" office:value-type="string">
            <text:p>to stop the flow of a flui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plenetic</text:p>
          </table:table-cell>
          <table:table-cell table:style-name="ce5" table:formula="oooc:=RAND()" office:value-type="float" office:value="0.4398193359375">
            <text:p>0.44</text:p>
          </table:table-cell>
          <table:table-cell table:style-name="ce5"/>
          <table:table-cell table:style-name="ce5" office:value-type="string">
            <text:p>bad-tempered irritabl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uccor</text:p>
          </table:table-cell>
          <table:table-cell table:style-name="ce5" table:formula="oooc:=RAND()" office:value-type="float" office:value="0.465576171875">
            <text:p>0.47</text:p>
          </table:table-cell>
          <table:table-cell table:style-name="ce5"/>
          <table:table-cell table:style-name="ce5" office:value-type="string">
            <text:p>assistance relief in time of distres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trenchant</text:p>
          </table:table-cell>
          <table:table-cell table:style-name="ce5" table:formula="oooc:=RAND()" office:value-type="float" office:value="0.0966796875">
            <text:p>0.1</text:p>
          </table:table-cell>
          <table:table-cell table:style-name="ce5"/>
          <table:table-cell table:style-name="ce5" office:value-type="string">
            <text:p>forceful effective vigorous extremely perceptive incisiv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burnish</text:p>
          </table:table-cell>
          <table:table-cell table:style-name="ce5" table:formula="oooc:=RAND()" office:value-type="float" office:value="0.98394775390625">
            <text:p>0.98</text:p>
          </table:table-cell>
          <table:table-cell table:style-name="ce5"/>
          <table:table-cell table:style-name="ce5" office:value-type="string">
            <text:p>to polish rub to a shin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implacable</text:p>
          </table:table-cell>
          <table:table-cell table:style-name="ce5" table:formula="oooc:=RAND()" office:value-type="float" office:value="0.763031005859375">
            <text:p>0.76</text:p>
          </table:table-cell>
          <table:table-cell table:style-name="ce5"/>
          <table:table-cell table:style-name="ce5" office:value-type="string">
            <text:p>incapable of being placated unpleasabl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purn</text:p>
          </table:table-cell>
          <table:table-cell table:style-name="ce5" table:formula="oooc:=RAND()" office:value-type="float" office:value="0.255035400390625">
            <text:p>0.26</text:p>
          </table:table-cell>
          <table:table-cell table:style-name="ce5"/>
          <table:table-cell table:style-name="ce5" office:value-type="string">
            <text:p>have nothing to do reject or refus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frugal</text:p>
          </table:table-cell>
          <table:table-cell table:style-name="ce5" table:formula="oooc:=RAND()" office:value-type="float" office:value="0.335601806640625">
            <text:p>0.34</text:p>
          </table:table-cell>
          <table:table-cell table:style-name="ce5"/>
          <table:table-cell table:style-name="ce5" office:value-type="string">
            <text:p>careful economical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equivocal</text:p>
          </table:table-cell>
          <table:table-cell table:style-name="ce5" table:formula="oooc:=RAND()" office:value-type="float" office:value="0.790802001953125">
            <text:p>0.79</text:p>
          </table:table-cell>
          <table:table-cell table:style-name="ce5"/>
          <table:table-cell table:style-name="ce5" office:value-type="string">
            <text:p>having a double or doubtful meaning suspiciou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inscrutable</text:p>
          </table:table-cell>
          <table:table-cell table:style-name="ce5" table:formula="oooc:=RAND()" office:value-type="float" office:value="0.7344970703125">
            <text:p>0.73</text:p>
          </table:table-cell>
          <table:table-cell table:style-name="ce5"/>
          <table:table-cell table:style-name="ce5" office:value-type="string">
            <text:p>incapable of being discovered or understoo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anctimony</text:p>
          </table:table-cell>
          <table:table-cell table:style-name="ce5" table:formula="oooc:=RAND()" office:value-type="float" office:value="0.27581787109375">
            <text:p>0.28</text:p>
          </table:table-cell>
          <table:table-cell table:style-name="ce5"/>
          <table:table-cell table:style-name="ce5" office:value-type="string">
            <text:p>self-righteousness hypocritical with FALSE piet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raconteur</text:p>
          </table:table-cell>
          <table:table-cell table:style-name="ce5" table:formula="oooc:=RAND()" office:value-type="float" office:value="0.13372802734375">
            <text:p>0.13</text:p>
          </table:table-cell>
          <table:table-cell table:style-name="ce5"/>
          <table:table-cell table:style-name="ce5" office:value-type="string">
            <text:p>person who tells anecdote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misanthrope</text:p>
          </table:table-cell>
          <table:table-cell table:style-name="ce5" table:formula="oooc:=RAND()" office:value-type="float" office:value="0.8170166015625">
            <text:p>0.82</text:p>
          </table:table-cell>
          <table:table-cell table:style-name="ce5"/>
          <table:table-cell table:style-name="ce5" office:value-type="string">
            <text:p>person who hates mankin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temerity</text:p>
          </table:table-cell>
          <table:table-cell table:style-name="ce5" table:formula="oooc:=RAND()" office:value-type="float" office:value="0.38818359375">
            <text:p>0.39</text:p>
          </table:table-cell>
          <table:table-cell table:style-name="ce5"/>
          <table:table-cell table:style-name="ce5" office:value-type="string">
            <text:p>boldness brashness intrepidnes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quiescence</text:p>
          </table:table-cell>
          <table:table-cell table:style-name="ce5" table:formula="oooc:=RAND()" office:value-type="float" office:value="0.135498046875">
            <text:p>0.14</text:p>
          </table:table-cell>
          <table:table-cell table:style-name="ce5"/>
          <table:table-cell table:style-name="ce5" office:value-type="string">
            <text:p>state of being passive/motionles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officious</text:p>
          </table:table-cell>
          <table:table-cell table:style-name="ce5" table:formula="oooc:=RAND()" office:value-type="float" office:value="0.039794921875">
            <text:p>0.04</text:p>
          </table:table-cell>
          <table:table-cell table:style-name="ce5"/>
          <table:table-cell table:style-name="ce5" office:value-type="string">
            <text:p>too eager or ready to help offer advic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tygian</text:p>
          </table:table-cell>
          <table:table-cell table:style-name="ce5" table:formula="oooc:=RAND()" office:value-type="float" office:value="0.801666259765625">
            <text:p>0.8</text:p>
          </table:table-cell>
          <table:table-cell table:style-name="ce5"/>
          <table:table-cell table:style-name="ce5" office:value-type="string">
            <text:p>hence dark gloom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ephemeral</text:p>
          </table:table-cell>
          <table:table-cell table:style-name="ce5" table:formula="oooc:=RAND()" office:value-type="float" office:value="0.850921630859375">
            <text:p>0.85</text:p>
          </table:table-cell>
          <table:table-cell table:style-name="ce6"/>
          <table:table-cell table:style-name="ce6" office:value-type="string">
            <text:p>lasting for only a brief time, fleeting (n: ephemera)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accretion</text:p>
          </table:table-cell>
          <table:table-cell table:style-name="ce5" table:formula="oooc:=RAND()" office:value-type="float" office:value="0.920806884765625">
            <text:p>0.92</text:p>
          </table:table-cell>
          <table:table-cell table:style-name="ce5"/>
          <table:table-cell table:style-name="ce5" office:value-type="string">
            <text:p>the growing of separate things into on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apropos</text:p>
          </table:table-cell>
          <table:table-cell table:style-name="ce5" table:formula="oooc:=RAND()" office:value-type="float" office:value="0.891754150390625">
            <text:p>0.89</text:p>
          </table:table-cell>
          <table:table-cell table:style-name="ce5"/>
          <table:table-cell table:style-name="ce5" office:value-type="string">
            <text:p>appropriate to the situation apt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ith</text:p>
          </table:table-cell>
          <table:table-cell table:style-name="ce5" table:formula="oooc:=RAND()" office:value-type="float" office:value="0.4365234375">
            <text:p>0.44</text:p>
          </table:table-cell>
          <table:table-cell table:style-name="ce5"/>
          <table:table-cell table:style-name="ce5" office:value-type="string">
            <text:p>essential part force soft liquid substanc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conflagration</text:p>
          </table:table-cell>
          <table:table-cell table:style-name="ce5" table:formula="oooc:=RAND()" office:value-type="float" office:value="0.93096923828125">
            <text:p>0.93</text:p>
          </table:table-cell>
          <table:table-cell table:style-name="ce6"/>
          <table:table-cell table:style-name="ce6" office:value-type="string">
            <text:p>a great fi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reprobate</text:p>
          </table:table-cell>
          <table:table-cell table:style-name="ce5" table:formula="oooc:=RAND()" office:value-type="float" office:value="0.057098388671875">
            <text:p>0.06</text:p>
          </table:table-cell>
          <table:table-cell table:style-name="ce5"/>
          <table:table-cell table:style-name="ce5" office:value-type="string">
            <text:p>person hardened in sin one devoid of decenc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rarefy</text:p>
          </table:table-cell>
          <table:table-cell table:style-name="ce5" table:formula="oooc:=RAND()" office:value-type="float" office:value="0.36334228515625">
            <text:p>0.36</text:p>
          </table:table-cell>
          <table:table-cell table:style-name="ce5"/>
          <table:table-cell table:style-name="ce5" office:value-type="string">
            <text:p>to make thin to make less dense to purify or refin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coda</text:p>
          </table:table-cell>
          <table:table-cell table:style-name="ce5" table:formula="oooc:=RAND()" office:value-type="float" office:value="0.3511962890625">
            <text:p>0.35</text:p>
          </table:table-cell>
          <table:table-cell table:style-name="ce5"/>
          <table:table-cell table:style-name="ce5" office:value-type="string">
            <text:p>passage that completes a piece of music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lacate</text:p>
          </table:table-cell>
          <table:table-cell table:style-name="ce5" table:formula="oooc:=RAND()" office:value-type="float" office:value="0.286590576171875">
            <text:p>0.29</text:p>
          </table:table-cell>
          <table:table-cell table:style-name="ce5"/>
          <table:table-cell table:style-name="ce5" office:value-type="string">
            <text:p>soothe pacify calm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extricable</text:p>
          </table:table-cell>
          <table:table-cell table:style-name="ce5" table:formula="oooc:=RAND()" office:value-type="float" office:value="0.42755126953125">
            <text:p>0.43</text:p>
          </table:table-cell>
          <table:table-cell table:style-name="ce5"/>
          <table:table-cell table:style-name="ce5" office:value-type="string">
            <text:p>that can be free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discreet</text:p>
          </table:table-cell>
          <table:table-cell table:style-name="ce5" table:formula="oooc:=RAND()" office:value-type="float" office:value="0.731201171875">
            <text:p>0.73</text:p>
          </table:table-cell>
          <table:table-cell table:style-name="ce5"/>
          <table:table-cell table:style-name="ce5" office:value-type="string">
            <text:p>careful/prudent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roll</text:p>
          </table:table-cell>
          <table:table-cell table:style-name="ce5" table:formula="oooc:=RAND()" office:value-type="float" office:value="0.436859130859375">
            <text:p>0.44</text:p>
          </table:table-cell>
          <table:table-cell table:style-name="ce5"/>
          <table:table-cell table:style-name="ce5" office:value-type="string">
            <text:p>call calling of name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xenophile</text:p>
          </table:table-cell>
          <table:table-cell table:style-name="ce5" table:formula="oooc:=RAND()" office:value-type="float" office:value="0.58087158203125">
            <text:p>0.58</text:p>
          </table:table-cell>
          <table:table-cell table:style-name="ce5"/>
          <table:table-cell table:style-name="ce5" office:value-type="string">
            <text:p>a person who is attracted to foreign peoples, cultures, or customs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fledged</text:p>
          </table:table-cell>
          <table:table-cell table:style-name="ce5" table:formula="oooc:=RAND()" office:value-type="float" office:value="0.533477783203125">
            <text:p>0.53</text:p>
          </table:table-cell>
          <table:table-cell table:style-name="ce5"/>
          <table:table-cell table:style-name="ce5" office:value-type="string">
            <text:p>able to fly trained experience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ting</text:p>
          </table:table-cell>
          <table:table-cell table:style-name="ce5" table:formula="oooc:=RAND()" office:value-type="float" office:value="0.51922607421875">
            <text:p>0.52</text:p>
          </table:table-cell>
          <table:table-cell table:style-name="ce5"/>
          <table:table-cell table:style-name="ce5" office:value-type="string">
            <text:p>something sharp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malinger</text:p>
          </table:table-cell>
          <table:table-cell table:style-name="ce5" table:formula="oooc:=RAND()" office:value-type="float" office:value="0.538482666015625">
            <text:p>0.54</text:p>
          </table:table-cell>
          <table:table-cell table:style-name="ce5"/>
          <table:table-cell table:style-name="ce5" office:value-type="string">
            <text:p>to fake illness or injury in order to shirk a dut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descry</text:p>
          </table:table-cell>
          <table:table-cell table:style-name="ce5" table:formula="oooc:=RAND()" office:value-type="float" office:value="0.52935791015625">
            <text:p>0.53</text:p>
          </table:table-cell>
          <table:table-cell table:style-name="ce6"/>
          <table:table-cell table:style-name="ce6" office:value-type="string">
            <text:p>to make clear, to say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eclectic</text:p>
          </table:table-cell>
          <table:table-cell table:style-name="ce5" table:formula="oooc:=RAND()" office:value-type="float" office:value="0.9769287109375">
            <text:p>0.98</text:p>
          </table:table-cell>
          <table:table-cell table:style-name="ce6"/>
          <table:table-cell table:style-name="ce6" office:value-type="string">
            <text:p>selecting or employing individual elements from a variety of sources: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opprobrious</text:p>
          </table:table-cell>
          <table:table-cell table:style-name="ce5" table:formula="oooc:=RAND()" office:value-type="float" office:value="0.175750732421875">
            <text:p>0.18</text:p>
          </table:table-cell>
          <table:table-cell table:style-name="ce5"/>
          <table:table-cell table:style-name="ce5" office:value-type="string">
            <text:p>showing scorn or reproach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verisimilitude</text:p>
          </table:table-cell>
          <table:table-cell table:style-name="ce5" table:formula="oooc:=RAND()" office:value-type="float" office:value="0.047821044921875">
            <text:p>0.05</text:p>
          </table:table-cell>
          <table:table-cell table:style-name="ce5"/>
          <table:table-cell table:style-name="ce5" office:value-type="string">
            <text:p>appearing TRUE or real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obdurate</text:p>
          </table:table-cell>
          <table:table-cell table:style-name="ce5" table:formula="oooc:=RAND()" office:value-type="float" office:value="0.2462158203125">
            <text:p>0.25</text:p>
          </table:table-cell>
          <table:table-cell table:style-name="ce5"/>
          <table:table-cell table:style-name="ce5" office:value-type="string">
            <text:p>hardened and unrepenting stubborn inflexibl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odium</text:p>
          </table:table-cell>
          <table:table-cell table:style-name="ce5" table:formula="oooc:=RAND()" office:value-type="float" office:value="0.046630859375">
            <text:p>0.05</text:p>
          </table:table-cell>
          <table:table-cell table:style-name="ce5"/>
          <table:table-cell table:style-name="ce5" office:value-type="string">
            <text:p>contempt dislike aversion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etrify</text:p>
          </table:table-cell>
          <table:table-cell table:style-name="ce5" table:formula="oooc:=RAND()" office:value-type="float" office:value="0.4404296875">
            <text:p>0.44</text:p>
          </table:table-cell>
          <table:table-cell table:style-name="ce5"/>
          <table:table-cell table:style-name="ce5" office:value-type="string">
            <text:p>to make hard rocklik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resuscitation</text:p>
          </table:table-cell>
          <table:table-cell table:style-name="ce5" table:formula="oooc:=RAND()" office:value-type="float" office:value="0.428009033203125">
            <text:p>0.43</text:p>
          </table:table-cell>
          <table:table-cell table:style-name="ce5"/>
          <table:table-cell table:style-name="ce5" office:value-type="string">
            <text:p>coming back to consciousnes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quaff</text:p>
          </table:table-cell>
          <table:table-cell table:style-name="ce5" table:formula="oooc:=RAND()" office:value-type="float" office:value="0.795745849609375">
            <text:p>0.8</text:p>
          </table:table-cell>
          <table:table-cell table:style-name="ce5"/>
          <table:table-cell table:style-name="ce5" office:value-type="string">
            <text:p>drink deepl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urbane</text:p>
          </table:table-cell>
          <table:table-cell table:style-name="ce5" table:formula="oooc:=RAND()" office:value-type="float" office:value="0.68896484375">
            <text:p>0.69</text:p>
          </table:table-cell>
          <table:table-cell table:style-name="ce5"/>
          <table:table-cell table:style-name="ce5" office:value-type="string">
            <text:p>elegant refined in manner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recondite</text:p>
          </table:table-cell>
          <table:table-cell table:style-name="ce5" table:formula="oooc:=RAND()" office:value-type="float" office:value="0.55682373046875">
            <text:p>0.56</text:p>
          </table:table-cell>
          <table:table-cell table:style-name="ce5"/>
          <table:table-cell table:style-name="ce5" office:value-type="string">
            <text:p>little known abstrus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repast</text:p>
          </table:table-cell>
          <table:table-cell table:style-name="ce5" table:formula="oooc:=RAND()" office:value-type="float" office:value="0.200958251953125">
            <text:p>0.2</text:p>
          </table:table-cell>
          <table:table-cell table:style-name="ce5"/>
          <table:table-cell table:style-name="ce5" office:value-type="string">
            <text:p>meal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arabesque</text:p>
          </table:table-cell>
          <table:table-cell table:style-name="ce5" table:formula="oooc:=RAND()" office:value-type="float" office:value="0.355010986328125">
            <text:p>0.36</text:p>
          </table:table-cell>
          <table:table-cell table:style-name="ce5"/>
          <table:table-cell table:style-name="ce5" office:value-type="string">
            <text:p>a complex ornate design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aleck</text:p>
          </table:table-cell>
          <table:table-cell table:style-name="ce5" table:formula="oooc:=RAND()" office:value-type="float" office:value="0.644622802734375">
            <text:p>0.64</text:p>
          </table:table-cell>
          <table:table-cell table:style-name="ce5"/>
          <table:table-cell table:style-name="ce5" office:value-type="string">
            <text:p>one who considers himself smarter than others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everance</text:p>
          </table:table-cell>
          <table:table-cell table:style-name="ce5" table:formula="oooc:=RAND()" office:value-type="float" office:value="0.986724853515625">
            <text:p>0.99</text:p>
          </table:table-cell>
          <table:table-cell table:style-name="ce5"/>
          <table:table-cell table:style-name="ce5" office:value-type="string">
            <text:p>severing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requite</text:p>
          </table:table-cell>
          <table:table-cell table:style-name="ce5" table:formula="oooc:=RAND()" office:value-type="float" office:value="0.42877197265625">
            <text:p>0.43</text:p>
          </table:table-cell>
          <table:table-cell table:style-name="ce5"/>
          <table:table-cell table:style-name="ce5" office:value-type="string">
            <text:p>repay give in return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equivocate</text:p>
          </table:table-cell>
          <table:table-cell table:style-name="ce5" table:formula="oooc:=RAND()" office:value-type="float" office:value="0.894195556640625">
            <text:p>0.89</text:p>
          </table:table-cell>
          <table:table-cell table:style-name="ce5"/>
          <table:table-cell table:style-name="ce5" office:value-type="string">
            <text:p>try to deceive by equivocal languag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lachrymose</text:p>
          </table:table-cell>
          <table:table-cell table:style-name="ce5" table:formula="oooc:=RAND()" office:value-type="float" office:value="0.032867431640625">
            <text:p>0.03</text:p>
          </table:table-cell>
          <table:table-cell table:style-name="ce5"/>
          <table:table-cell table:style-name="ce5" office:value-type="string">
            <text:p>causing tears tearful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assiduous</text:p>
          </table:table-cell>
          <table:table-cell table:style-name="ce5" table:formula="oooc:=RAND()" office:value-type="float" office:value="0.783050537109375">
            <text:p>0.78</text:p>
          </table:table-cell>
          <table:table-cell table:style-name="ce5"/>
          <table:table-cell table:style-name="ce5" office:value-type="string">
            <text:p>diligent hard-working sedulou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bellicose</text:p>
          </table:table-cell>
          <table:table-cell table:style-name="ce5" table:formula="oooc:=RAND()" office:value-type="float" office:value="0.220977783203125">
            <text:p>0.22</text:p>
          </table:table-cell>
          <table:table-cell table:style-name="ce5"/>
          <table:table-cell table:style-name="ce5" office:value-type="string">
            <text:p>belligerent pugnacious warlik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alloy</text:p>
          </table:table-cell>
          <table:table-cell table:style-name="ce5" table:formula="oooc:=RAND()" office:value-type="float" office:value="0.78070068359375">
            <text:p>0.78</text:p>
          </table:table-cell>
          <table:table-cell table:style-name="ce5"/>
          <table:table-cell table:style-name="ce5" office:value-type="string">
            <text:p>to debase by mixing with something inferior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obloquy</text:p>
          </table:table-cell>
          <table:table-cell table:style-name="ce5" table:formula="oooc:=RAND()" office:value-type="float" office:value="0.16412353515625">
            <text:p>0.16</text:p>
          </table:table-cell>
          <table:table-cell table:style-name="ce5"/>
          <table:table-cell table:style-name="ce5" office:value-type="string">
            <text:p>abusively detractive language sharp criticism vituperation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rapacious</text:p>
          </table:table-cell>
          <table:table-cell table:style-name="ce5" table:formula="oooc:=RAND()" office:value-type="float" office:value="0.27679443359375">
            <text:p>0.28</text:p>
          </table:table-cell>
          <table:table-cell table:style-name="ce5"/>
          <table:table-cell table:style-name="ce5" office:value-type="string">
            <text:p>greedy (esp for money)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lien</text:p>
          </table:table-cell>
          <table:table-cell table:style-name="ce5" table:formula="oooc:=RAND()" office:value-type="float" office:value="0.29791259765625">
            <text:p>0.3</text:p>
          </table:table-cell>
          <table:table-cell table:style-name="ce5"/>
          <table:table-cell table:style-name="ce5" office:value-type="string">
            <text:p>legal claim until a debt on it is repai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itinerate</text:p>
          </table:table-cell>
          <table:table-cell table:style-name="ce5" table:formula="oooc:=RAND()" office:value-type="float" office:value="0.213348388671875">
            <text:p>0.21</text:p>
          </table:table-cell>
          <table:table-cell table:style-name="ce5"/>
          <table:table-cell table:style-name="ce5" office:value-type="string">
            <text:p>to travel from place to place to peregrinat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hunt</text:p>
          </table:table-cell>
          <table:table-cell table:style-name="ce5" table:formula="oooc:=RAND()" office:value-type="float" office:value="0.8623046875">
            <text:p>0.86</text:p>
          </table:table-cell>
          <table:table-cell table:style-name="ce5"/>
          <table:table-cell table:style-name="ce5" office:value-type="string">
            <text:p>send from one track to another lay aside evade discussion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commodious</text:p>
          </table:table-cell>
          <table:table-cell table:style-name="ce5" table:formula="oooc:=RAND()" office:value-type="float" office:value="0.234954833984375">
            <text:p>0.23</text:p>
          </table:table-cell>
          <table:table-cell table:style-name="ce5"/>
          <table:table-cell table:style-name="ce5" office:value-type="string">
            <text:p>having plenty of space for what is neede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hew</text:p>
          </table:table-cell>
          <table:table-cell table:style-name="ce5" table:formula="oooc:=RAND()" office:value-type="float" office:value="0.142242431640625">
            <text:p>0.14</text:p>
          </table:table-cell>
          <table:table-cell table:style-name="ce5"/>
          <table:table-cell table:style-name="ce5" office:value-type="string">
            <text:p>make by hard work cut (by striking)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libertine</text:p>
          </table:table-cell>
          <table:table-cell table:style-name="ce5" table:formula="oooc:=RAND()" office:value-type="float" office:value="0.892913818359375">
            <text:p>0.89</text:p>
          </table:table-cell>
          <table:table-cell table:style-name="ce5"/>
          <table:table-cell table:style-name="ce5" office:value-type="string">
            <text:p>immoral person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ensign</text:p>
          </table:table-cell>
          <table:table-cell table:style-name="ce5" table:formula="oooc:=RAND()" office:value-type="float" office:value="0.078277587890625">
            <text:p>0.08</text:p>
          </table:table-cell>
          <table:table-cell table:style-name="ce5"/>
          <table:table-cell table:style-name="ce5" office:value-type="string">
            <text:p>flag/badg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apostate</text:p>
          </table:table-cell>
          <table:table-cell table:style-name="ce5" table:formula="oooc:=RAND()" office:value-type="float" office:value="0.145294189453125">
            <text:p>0.15</text:p>
          </table:table-cell>
          <table:table-cell table:style-name="ce5"/>
          <table:table-cell table:style-name="ce5" office:value-type="string">
            <text:p>one who abandons long-held religious or political conviction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nugatory</text:p>
          </table:table-cell>
          <table:table-cell table:style-name="ce5" table:formula="oooc:=RAND()" office:value-type="float" office:value="0.769744873046875">
            <text:p>0.77</text:p>
          </table:table-cell>
          <table:table-cell table:style-name="ce5"/>
          <table:table-cell table:style-name="ce5" office:value-type="string">
            <text:p>trifling/worthles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virago</text:p>
          </table:table-cell>
          <table:table-cell table:style-name="ce5" table:formula="oooc:=RAND()" office:value-type="float" office:value="0.83526611328125">
            <text:p>0.84</text:p>
          </table:table-cell>
          <table:table-cell table:style-name="ce5"/>
          <table:table-cell table:style-name="ce5" office:value-type="string">
            <text:p>a loud domineering woman a scold or nag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ingenuous</text:p>
          </table:table-cell>
          <table:table-cell table:style-name="ce5" table:formula="oooc:=RAND()" office:value-type="float" office:value="0.075469970703125">
            <text:p>0.08</text:p>
          </table:table-cell>
          <table:table-cell table:style-name="ce5"/>
          <table:table-cell table:style-name="ce5" office:value-type="string">
            <text:p>naive young artless frank honest sincer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exculpate</text:p>
          </table:table-cell>
          <table:table-cell table:style-name="ce5" table:formula="oooc:=RAND()" office:value-type="float" office:value="0.784332275390625">
            <text:p>0.78</text:p>
          </table:table-cell>
          <table:table-cell table:style-name="ce6"/>
          <table:table-cell table:style-name="ce6" office:value-type="string">
            <text:p>to demonstrate or prove to be blameless:  "The evidence tended to exculpate the defendant."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quail</text:p>
          </table:table-cell>
          <table:table-cell table:style-name="ce5" table:formula="oooc:=RAND()" office:value-type="float" office:value="0.650115966796875">
            <text:p>0.65</text:p>
          </table:table-cell>
          <table:table-cell table:style-name="ce5"/>
          <table:table-cell table:style-name="ce5" office:value-type="string">
            <text:p>lose courage turn frightene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umbrage</text:p>
          </table:table-cell>
          <table:table-cell table:style-name="ce5" table:formula="oooc:=RAND()" office:value-type="float" office:value="0.733306884765625">
            <text:p>0.73</text:p>
          </table:table-cell>
          <table:table-cell table:style-name="ce5"/>
          <table:table-cell table:style-name="ce5" office:value-type="string">
            <text:p>offense resentment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acarpous</text:p>
          </table:table-cell>
          <table:table-cell table:style-name="ce5" table:formula="oooc:=RAND()" office:value-type="float" office:value="0.969146728515625">
            <text:p>0.97</text:p>
          </table:table-cell>
          <table:table-cell table:style-name="ce5"/>
          <table:table-cell table:style-name="ce5" office:value-type="string">
            <text:p>effete no longer fertile worn out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indigence</text:p>
          </table:table-cell>
          <table:table-cell table:style-name="ce5" table:formula="oooc:=RAND()" office:value-type="float" office:value="0.724853515625">
            <text:p>0.72</text:p>
          </table:table-cell>
          <table:table-cell table:style-name="ce5"/>
          <table:table-cell table:style-name="ce5" office:value-type="string">
            <text:p>povert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asperity</text:p>
          </table:table-cell>
          <table:table-cell table:style-name="ce5" table:formula="oooc:=RAND()" office:value-type="float" office:value="0.80975341796875">
            <text:p>0.81</text:p>
          </table:table-cell>
          <table:table-cell table:style-name="ce5"/>
          <table:table-cell table:style-name="ce5" office:value-type="string">
            <text:p>roughness harshness ill temper irritabilit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refulgent</text:p>
          </table:table-cell>
          <table:table-cell table:style-name="ce5" table:formula="oooc:=RAND()" office:value-type="float" office:value="0.773895263671875">
            <text:p>0.77</text:p>
          </table:table-cell>
          <table:table-cell table:style-name="ce5"/>
          <table:table-cell table:style-name="ce5" office:value-type="string">
            <text:p>shining brilliant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turbid</text:p>
          </table:table-cell>
          <table:table-cell table:style-name="ce5" table:formula="oooc:=RAND()" office:value-type="float" office:value="0.9002685546875">
            <text:p>0.9</text:p>
          </table:table-cell>
          <table:table-cell table:style-name="ce5"/>
          <table:table-cell table:style-name="ce5" office:value-type="string">
            <text:p>muddy having the sediment stirred up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trut</text:p>
          </table:table-cell>
          <table:table-cell table:style-name="ce5" table:formula="oooc:=RAND()" office:value-type="float" office:value="0.93890380859375">
            <text:p>0.94</text:p>
          </table:table-cell>
          <table:table-cell table:style-name="ce5"/>
          <table:table-cell table:style-name="ce5" office:value-type="string">
            <text:p>a supporting bar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Pulchritudinous</text:p>
          </table:table-cell>
          <table:table-cell table:style-name="ce5" table:formula="oooc:=RAND()" office:value-type="float" office:value="0.64727783203125">
            <text:p>0.65</text:p>
          </table:table-cell>
          <table:table-cell table:style-name="ce6"/>
          <table:table-cell table:style-name="ce6" office:value-type="string">
            <text:p>beautiful (n: pulchritude)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amortize</text:p>
          </table:table-cell>
          <table:table-cell table:style-name="ce5" table:formula="oooc:=RAND()" office:value-type="float" office:value="0.3162841796875">
            <text:p>0.32</text:p>
          </table:table-cell>
          <table:table-cell table:style-name="ce5"/>
          <table:table-cell table:style-name="ce5" office:value-type="string">
            <text:p>end (a debt) by setting aside mone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lake</text:p>
          </table:table-cell>
          <table:table-cell table:style-name="ce5" table:formula="oooc:=RAND()" office:value-type="float" office:value="0.62548828125">
            <text:p>0.63</text:p>
          </table:table-cell>
          <table:table-cell table:style-name="ce5"/>
          <table:table-cell table:style-name="ce5" office:value-type="string">
            <text:p>to assuage to satisfy alla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luminary</text:p>
          </table:table-cell>
          <table:table-cell table:style-name="ce5" table:formula="oooc:=RAND()" office:value-type="float" office:value="0.153076171875">
            <text:p>0.15</text:p>
          </table:table-cell>
          <table:table-cell table:style-name="ce5"/>
          <table:table-cell table:style-name="ce5" office:value-type="string">
            <text:p>star light-giving bod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rosaic</text:p>
          </table:table-cell>
          <table:table-cell table:style-name="ce5" table:formula="oooc:=RAND()" office:value-type="float" office:value="0.493316650390625">
            <text:p>0.49</text:p>
          </table:table-cell>
          <table:table-cell table:style-name="ce5"/>
          <table:table-cell table:style-name="ce5" office:value-type="string">
            <text:p>everyday mundane commonplace trite pedestrian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aturnine</text:p>
          </table:table-cell>
          <table:table-cell table:style-name="ce5" table:formula="oooc:=RAND()" office:value-type="float" office:value="0.33807373046875">
            <text:p>0.34</text:p>
          </table:table-cell>
          <table:table-cell table:style-name="ce5"/>
          <table:table-cell table:style-name="ce5" office:value-type="string">
            <text:p>gloomy dark sullen moros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middling</text:p>
          </table:table-cell>
          <table:table-cell table:style-name="ce5" table:formula="oooc:=RAND()" office:value-type="float" office:value="0.804473876953125">
            <text:p>0.8</text:p>
          </table:table-cell>
          <table:table-cell table:style-name="ce5"/>
          <table:table-cell table:style-name="ce5" office:value-type="string">
            <text:p>fairly good but not very goo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rofuse</text:p>
          </table:table-cell>
          <table:table-cell table:style-name="ce5" table:formula="oooc:=RAND()" office:value-type="float" office:value="0.1116943359375">
            <text:p>0.11</text:p>
          </table:table-cell>
          <table:table-cell table:style-name="ce5"/>
          <table:table-cell table:style-name="ce5" office:value-type="string">
            <text:p>abundant/lavish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improvidence</text:p>
          </table:table-cell>
          <table:table-cell table:style-name="ce5" table:formula="oooc:=RAND()" office:value-type="float" office:value="0.445343017578125">
            <text:p>0.45</text:p>
          </table:table-cell>
          <table:table-cell table:style-name="ce6"/>
          <table:table-cell table:style-name="ce6" office:value-type="string">
            <text:p>an absence of foresight; a failure to provide for future needs or events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venal</text:p>
          </table:table-cell>
          <table:table-cell table:style-name="ce5" table:formula="oooc:=RAND()" office:value-type="float" office:value="0.054840087890625">
            <text:p>0.05</text:p>
          </table:table-cell>
          <table:table-cell table:style-name="ce5"/>
          <table:table-cell table:style-name="ce5" office:value-type="string">
            <text:p>ready to do something dishonest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enchant</text:p>
          </table:table-cell>
          <table:table-cell table:style-name="ce5" table:formula="oooc:=RAND()" office:value-type="float" office:value="0.76544189453125">
            <text:p>0.77</text:p>
          </table:table-cell>
          <table:table-cell table:style-name="ce5"/>
          <table:table-cell table:style-name="ce5" office:value-type="string">
            <text:p>strong inclination a liking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flax</text:p>
          </table:table-cell>
          <table:table-cell table:style-name="ce5" table:formula="oooc:=RAND()" office:value-type="float" office:value="0.40460205078125">
            <text:p>0.4</text:p>
          </table:table-cell>
          <table:table-cell table:style-name="ce5"/>
          <table:table-cell table:style-name="ce5" office:value-type="string">
            <text:p>pale yellow (hair) a plant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mettlesome</text:p>
          </table:table-cell>
          <table:table-cell table:style-name="ce5" table:formula="oooc:=RAND()" office:value-type="float" office:value="0.509735107421875">
            <text:p>0.51</text:p>
          </table:table-cell>
          <table:table-cell table:style-name="ce5"/>
          <table:table-cell table:style-name="ce5" office:value-type="string">
            <text:p>courageous high-spirite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augury</text:p>
          </table:table-cell>
          <table:table-cell table:style-name="ce5" table:formula="oooc:=RAND()" office:value-type="float" office:value="0.620086669921875">
            <text:p>0.62</text:p>
          </table:table-cell>
          <table:table-cell table:style-name="ce5"/>
          <table:table-cell table:style-name="ce5" office:value-type="string">
            <text:p>omen sign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verve</text:p>
          </table:table-cell>
          <table:table-cell table:style-name="ce5" table:formula="oooc:=RAND()" office:value-type="float" office:value="0.0308837890625">
            <text:p>0.03</text:p>
          </table:table-cell>
          <table:table-cell table:style-name="ce5"/>
          <table:table-cell table:style-name="ce5" office:value-type="string">
            <text:p>spirit vigor enthusiasm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rofligate</text:p>
          </table:table-cell>
          <table:table-cell table:style-name="ce5" table:formula="oooc:=RAND()" office:value-type="float" office:value="0.015716552734375">
            <text:p>0.02</text:p>
          </table:table-cell>
          <table:table-cell table:style-name="ce5"/>
          <table:table-cell table:style-name="ce5" office:value-type="string">
            <text:p>wasteful prodigal licentious extravagant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upine</text:p>
          </table:table-cell>
          <table:table-cell table:style-name="ce5" table:formula="oooc:=RAND()" office:value-type="float" office:value="0.581085205078125">
            <text:p>0.58</text:p>
          </table:table-cell>
          <table:table-cell table:style-name="ce5"/>
          <table:table-cell table:style-name="ce5" office:value-type="string">
            <text:p>lying on the back slow to act passiv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epithet</text:p>
          </table:table-cell>
          <table:table-cell table:style-name="ce5" table:formula="oooc:=RAND()" office:value-type="float" office:value="0.31134033203125">
            <text:p>0.31</text:p>
          </table:table-cell>
          <table:table-cell table:style-name="ce5"/>
          <table:table-cell table:style-name="ce5" office:value-type="string">
            <text:p>adjectiv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disabuse</text:p>
          </table:table-cell>
          <table:table-cell table:style-name="ce5" table:formula="oooc:=RAND()" office:value-type="float" office:value="0.384002685546875">
            <text:p>0.38</text:p>
          </table:table-cell>
          <table:table-cell table:style-name="ce6"/>
          <table:table-cell table:style-name="ce6" office:value-type="string">
            <text:p>to free a person from falsehood or error: "We had to disabuse her of the notion that she was invited."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wag</text:p>
          </table:table-cell>
          <table:table-cell table:style-name="ce5" table:formula="oooc:=RAND()" office:value-type="float" office:value="0.24822998046875">
            <text:p>0.25</text:p>
          </table:table-cell>
          <table:table-cell table:style-name="ce5"/>
          <table:table-cell table:style-name="ce5" office:value-type="string">
            <text:p>merry person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ied</text:p>
          </table:table-cell>
          <table:table-cell table:style-name="ce5" table:formula="oooc:=RAND()" office:value-type="float" office:value="0.2911376953125">
            <text:p>0.29</text:p>
          </table:table-cell>
          <table:table-cell table:style-name="ce5"/>
          <table:table-cell table:style-name="ce5" office:value-type="string">
            <text:p>of mixed color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tacit</text:p>
          </table:table-cell>
          <table:table-cell table:style-name="ce5" table:formula="oooc:=RAND()" office:value-type="float" office:value="0.108795166015625">
            <text:p>0.11</text:p>
          </table:table-cell>
          <table:table-cell table:style-name="ce6"/>
          <table:table-cell table:style-name="ce6" office:value-type="string">
            <text:p>unspoken: "Katie and carmella had a tacit agreement that they would not mention the dented fender to their parents."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mendicant</text:p>
          </table:table-cell>
          <table:table-cell table:style-name="ce5" table:formula="oooc:=RAND()" office:value-type="float" office:value="0.75750732421875">
            <text:p>0.76</text:p>
          </table:table-cell>
          <table:table-cell table:style-name="ce5"/>
          <table:table-cell table:style-name="ce5" office:value-type="string">
            <text:p>a beggar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extirpate</text:p>
          </table:table-cell>
          <table:table-cell table:style-name="ce5" table:formula="oooc:=RAND()" office:value-type="float" office:value="0.183441162109375">
            <text:p>0.18</text:p>
          </table:table-cell>
          <table:table-cell table:style-name="ce5"/>
          <table:table-cell table:style-name="ce5" office:value-type="string">
            <text:p>to destroy exterminate cut out exscin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alacrity</text:p>
          </table:table-cell>
          <table:table-cell table:style-name="ce5" table:formula="oooc:=RAND()" office:value-type="float" office:value="0.25787353515625">
            <text:p>0.26</text:p>
          </table:table-cell>
          <table:table-cell table:style-name="ce5"/>
          <table:table-cell table:style-name="ce5" office:value-type="string">
            <text:p>eager and cheerful readines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perfidious</text:p>
          </table:table-cell>
          <table:table-cell table:style-name="ce5" table:formula="oooc:=RAND()" office:value-type="float" office:value="0.073150634765625">
            <text:p>0.07</text:p>
          </table:table-cell>
          <table:table-cell table:style-name="ce6"/>
          <table:table-cell table:style-name="ce6" office:value-type="string">
            <text:p>deliberately treacherous; dishonest (n: perfidy)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ferret</text:p>
          </table:table-cell>
          <table:table-cell table:style-name="ce5" table:formula="oooc:=RAND()" office:value-type="float" office:value="0.72589111328125">
            <text:p>0.73</text:p>
          </table:table-cell>
          <table:table-cell table:style-name="ce5"/>
          <table:table-cell table:style-name="ce5" office:value-type="string">
            <text:p>discover by searching search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incipient</text:p>
          </table:table-cell>
          <table:table-cell table:style-name="ce5" table:formula="oooc:=RAND()" office:value-type="float" office:value="0.328704833984375">
            <text:p>0.33</text:p>
          </table:table-cell>
          <table:table-cell table:style-name="ce5"/>
          <table:table-cell table:style-name="ce5" office:value-type="string">
            <text:p>beginning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mince</text:p>
          </table:table-cell>
          <table:table-cell table:style-name="ce5" table:formula="oooc:=RAND()" office:value-type="float" office:value="0.76629638671875">
            <text:p>0.77</text:p>
          </table:table-cell>
          <table:table-cell table:style-name="ce5"/>
          <table:table-cell table:style-name="ce5" office:value-type="string">
            <text:p>pronounce or speak affectedly euphemiz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eschew</text:p>
          </table:table-cell>
          <table:table-cell table:style-name="ce5" table:formula="oooc:=RAND()" office:value-type="float" office:value="0.427947998046875">
            <text:p>0.43</text:p>
          </table:table-cell>
          <table:table-cell table:style-name="ce5"/>
          <table:table-cell table:style-name="ce5" office:value-type="string">
            <text:p>avoi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obsequious</text:p>
          </table:table-cell>
          <table:table-cell table:style-name="ce5" table:formula="oooc:=RAND()" office:value-type="float" office:value="0.88262939453125">
            <text:p>0.88</text:p>
          </table:table-cell>
          <table:table-cell table:style-name="ce5"/>
          <table:table-cell table:style-name="ce5" office:value-type="string">
            <text:p>too eager to obey or serv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gaucherie</text:p>
          </table:table-cell>
          <table:table-cell table:style-name="ce5" table:formula="oooc:=RAND()" office:value-type="float" office:value="0.611297607421875">
            <text:p>0.61</text:p>
          </table:table-cell>
          <table:table-cell table:style-name="ce5"/>
          <table:table-cell table:style-name="ce5" office:value-type="string">
            <text:p>socially awkward tactless behavior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descry</text:p>
          </table:table-cell>
          <table:table-cell table:style-name="ce5" table:formula="oooc:=RAND()" office:value-type="float" office:value="0.412139892578125">
            <text:p>0.41</text:p>
          </table:table-cell>
          <table:table-cell table:style-name="ce5"/>
          <table:table-cell table:style-name="ce5" office:value-type="string">
            <text:p>catch sight of see something in the distanc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homiletics</text:p>
          </table:table-cell>
          <table:table-cell table:style-name="ce5" table:formula="oooc:=RAND()" office:value-type="float" office:value="0.753662109375">
            <text:p>0.75</text:p>
          </table:table-cell>
          <table:table-cell table:style-name="ce5"/>
          <table:table-cell table:style-name="ce5" office:value-type="string">
            <text:p>act of preaching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abjure</text:p>
          </table:table-cell>
          <table:table-cell table:style-name="ce5" table:formula="oooc:=RAND()" office:value-type="float" office:value="0.88311767578125">
            <text:p>0.88</text:p>
          </table:table-cell>
          <table:table-cell table:style-name="ce5"/>
          <table:table-cell table:style-name="ce5" office:value-type="string">
            <text:p>promise or swear to give up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tint</text:p>
          </table:table-cell>
          <table:table-cell table:style-name="ce5" table:formula="oooc:=RAND()" office:value-type="float" office:value="0.3740234375">
            <text:p>0.37</text:p>
          </table:table-cell>
          <table:table-cell table:style-name="ce5"/>
          <table:table-cell table:style-name="ce5" office:value-type="string">
            <text:p>to be thrifty to set limit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liberality</text:p>
          </table:table-cell>
          <table:table-cell table:style-name="ce5" table:formula="oooc:=RAND()" office:value-type="float" office:value="0.739654541015625">
            <text:p>0.74</text:p>
          </table:table-cell>
          <table:table-cell table:style-name="ce5"/>
          <table:table-cell table:style-name="ce5" office:value-type="string">
            <text:p>free giving generosit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blithe</text:p>
          </table:table-cell>
          <table:table-cell table:style-name="ce5" table:formula="oooc:=RAND()" office:value-type="float" office:value="0.199371337890625">
            <text:p>0.2</text:p>
          </table:table-cell>
          <table:table-cell table:style-name="ce5"/>
          <table:table-cell table:style-name="ce5" office:value-type="string">
            <text:p>cheerful casual carefre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chicanery</text:p>
          </table:table-cell>
          <table:table-cell table:style-name="ce5" table:formula="oooc:=RAND()" office:value-type="float" office:value="0.435089111328125">
            <text:p>0.44</text:p>
          </table:table-cell>
          <table:table-cell table:style-name="ce5"/>
          <table:table-cell table:style-name="ce5" office:value-type="string">
            <text:p>legal trickery/false argument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approbation</text:p>
          </table:table-cell>
          <table:table-cell table:style-name="ce5" table:formula="oooc:=RAND()" office:value-type="float" office:value="0.529266357421875">
            <text:p>0.53</text:p>
          </table:table-cell>
          <table:table-cell table:style-name="ce5"/>
          <table:table-cell table:style-name="ce5" office:value-type="string">
            <text:p>approval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impute</text:p>
          </table:table-cell>
          <table:table-cell table:style-name="ce5" table:formula="oooc:=RAND()" office:value-type="float" office:value="0.404815673828125">
            <text:p>0.4</text:p>
          </table:table-cell>
          <table:table-cell table:style-name="ce5"/>
          <table:table-cell table:style-name="ce5" office:value-type="string">
            <text:p>to attribute to a cause or source ascrib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limn</text:p>
          </table:table-cell>
          <table:table-cell table:style-name="ce5" table:formula="oooc:=RAND()" office:value-type="float" office:value="0.117950439453125">
            <text:p>0.12</text:p>
          </table:table-cell>
          <table:table-cell table:style-name="ce5"/>
          <table:table-cell table:style-name="ce5" office:value-type="string">
            <text:p>paint portra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hlegmatic</text:p>
          </table:table-cell>
          <table:table-cell table:style-name="ce5" table:formula="oooc:=RAND()" office:value-type="float" office:value="0.017547607421875">
            <text:p>0.02</text:p>
          </table:table-cell>
          <table:table-cell table:style-name="ce5"/>
          <table:table-cell table:style-name="ce5" office:value-type="string">
            <text:p>calm sluggish temperament unemotional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equable</text:p>
          </table:table-cell>
          <table:table-cell table:style-name="ce5" table:formula="oooc:=RAND()" office:value-type="float" office:value="0.527313232421875">
            <text:p>0.53</text:p>
          </table:table-cell>
          <table:table-cell table:style-name="ce5"/>
          <table:table-cell table:style-name="ce5" office:value-type="string">
            <text:p>steady regular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decorum</text:p>
          </table:table-cell>
          <table:table-cell table:style-name="ce5" table:formula="oooc:=RAND()" office:value-type="float" office:value="0.8951416015625">
            <text:p>0.9</text:p>
          </table:table-cell>
          <table:table-cell table:style-name="ce5"/>
          <table:table-cell table:style-name="ce5" office:value-type="string">
            <text:p>propriety propernes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uissance</text:p>
          </table:table-cell>
          <table:table-cell table:style-name="ce5" table:formula="oooc:=RAND()" office:value-type="float" office:value="0.031524658203125">
            <text:p>0.03</text:p>
          </table:table-cell>
          <table:table-cell table:style-name="ce5"/>
          <table:table-cell table:style-name="ce5" office:value-type="string">
            <text:p>strength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eripatetic</text:p>
          </table:table-cell>
          <table:table-cell table:style-name="ce5" table:formula="oooc:=RAND()" office:value-type="float" office:value="0.609344482421875">
            <text:p>0.61</text:p>
          </table:table-cell>
          <table:table-cell table:style-name="ce5"/>
          <table:table-cell table:style-name="ce5" office:value-type="string">
            <text:p>wandering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antediluvian</text:p>
          </table:table-cell>
          <table:table-cell table:style-name="ce5" table:formula="oooc:=RAND()" office:value-type="float" office:value="0.29541015625">
            <text:p>0.3</text:p>
          </table:table-cell>
          <table:table-cell table:style-name="ce6"/>
          <table:table-cell table:style-name="ce6" office:value-type="string">
            <text:p>ancient; outmoded; (literally,before the flood)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mite</text:p>
          </table:table-cell>
          <table:table-cell table:style-name="ce5" table:formula="oooc:=RAND()" office:value-type="float" office:value="0.337554931640625">
            <text:p>0.34</text:p>
          </table:table-cell>
          <table:table-cell table:style-name="ce5"/>
          <table:table-cell table:style-name="ce5" office:value-type="string">
            <text:p>Avery small amount, portion, or particl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elegy</text:p>
          </table:table-cell>
          <table:table-cell table:style-name="ce5" table:formula="oooc:=RAND()" office:value-type="float" office:value="0.33343505859375">
            <text:p>0.33</text:p>
          </table:table-cell>
          <table:table-cell table:style-name="ce5"/>
          <table:table-cell table:style-name="ce5" office:value-type="string">
            <text:p>a lament a melancholy composition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endemic</text:p>
          </table:table-cell>
          <table:table-cell table:style-name="ce5" table:formula="oooc:=RAND()" office:value-type="float" office:value="0.208770751953125">
            <text:p>0.21</text:p>
          </table:table-cell>
          <table:table-cell table:style-name="ce6"/>
          <table:table-cell table:style-name="ce6" office:value-type="string">
            <text:p>prevalent in or native to a certain region, locality, or people: "The disease was endemic to the region."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urfeit</text:p>
          </table:table-cell>
          <table:table-cell table:style-name="ce5" table:formula="oooc:=RAND()" office:value-type="float" office:value="0.803863525390625">
            <text:p>0.8</text:p>
          </table:table-cell>
          <table:table-cell table:style-name="ce5"/>
          <table:table-cell table:style-name="ce5" office:value-type="string">
            <text:p>satiate feed to fulness or to exces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inchoate</text:p>
          </table:table-cell>
          <table:table-cell table:style-name="ce5" table:formula="oooc:=RAND()" office:value-type="float" office:value="0.42510986328125">
            <text:p>0.43</text:p>
          </table:table-cell>
          <table:table-cell table:style-name="ce6"/>
          <table:table-cell table:style-name="ce6" office:value-type="string">
            <text:p>in an initial or early stage; incomplete; disorganized: "The act of writing forces one to clarify incohate thoughts."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toady</text:p>
          </table:table-cell>
          <table:table-cell table:style-name="ce5" table:formula="oooc:=RAND()" office:value-type="float" office:value="0.632415771484375">
            <text:p>0.63</text:p>
          </table:table-cell>
          <table:table-cell table:style-name="ce5"/>
          <table:table-cell table:style-name="ce5" office:value-type="string">
            <text:p>obsequious flatterer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ycophant</text:p>
          </table:table-cell>
          <table:table-cell table:style-name="ce5" table:formula="oooc:=RAND()" office:value-type="float" office:value="0.425628662109375">
            <text:p>0.43</text:p>
          </table:table-cell>
          <table:table-cell table:style-name="ce5"/>
          <table:table-cell table:style-name="ce5" office:value-type="string">
            <text:p>person who flatter to the rich and powerful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vagary</text:p>
          </table:table-cell>
          <table:table-cell table:style-name="ce5" table:formula="oooc:=RAND()" office:value-type="float" office:value="0.415252685546875">
            <text:p>0.42</text:p>
          </table:table-cell>
          <table:table-cell table:style-name="ce5"/>
          <table:table-cell table:style-name="ce5" office:value-type="string">
            <text:p>strange act or idea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maladroit</text:p>
          </table:table-cell>
          <table:table-cell table:style-name="ce5" table:formula="oooc:=RAND()" office:value-type="float" office:value="0.994354248046875">
            <text:p>0.99</text:p>
          </table:table-cell>
          <table:table-cell table:style-name="ce5"/>
          <table:table-cell table:style-name="ce5" office:value-type="string">
            <text:p>tactless clums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foment</text:p>
          </table:table-cell>
          <table:table-cell table:style-name="ce5" table:formula="oooc:=RAND()" office:value-type="float" office:value="0.145904541015625">
            <text:p>0.15</text:p>
          </table:table-cell>
          <table:table-cell table:style-name="ce5"/>
          <table:table-cell table:style-name="ce5" office:value-type="string">
            <text:p>put something warm (to lessen the pain)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expostulate</text:p>
          </table:table-cell>
          <table:table-cell table:style-name="ce5" table:formula="oooc:=RAND()" office:value-type="float" office:value="0.926544189453125">
            <text:p>0.93</text:p>
          </table:table-cell>
          <table:table-cell table:style-name="ce5"/>
          <table:table-cell table:style-name="ce5" office:value-type="string">
            <text:p>argue earnestly to dissuade correct or protest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harangue</text:p>
          </table:table-cell>
          <table:table-cell table:style-name="ce5" table:formula="oooc:=RAND()" office:value-type="float" office:value="0.673187255859375">
            <text:p>0.67</text:p>
          </table:table-cell>
          <table:table-cell table:style-name="ce5"/>
          <table:table-cell table:style-name="ce5" office:value-type="string">
            <text:p>a long passionate speech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nostrum</text:p>
          </table:table-cell>
          <table:table-cell table:style-name="ce5" table:formula="oooc:=RAND()" office:value-type="float" office:value="0.28424072265625">
            <text:p>0.28</text:p>
          </table:table-cell>
          <table:table-cell table:style-name="ce5"/>
          <table:table-cell table:style-name="ce5" office:value-type="string">
            <text:p>a quack remedy an untested cur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tyro</text:p>
          </table:table-cell>
          <table:table-cell table:style-name="ce5" table:formula="oooc:=RAND()" office:value-type="float" office:value="0.048187255859375">
            <text:p>0.05</text:p>
          </table:table-cell>
          <table:table-cell table:style-name="ce6"/>
          <table:table-cell table:style-name="ce6" office:value-type="string">
            <text:p>beginner; person lacking experience in a specific endeavor: "They easily took advantage of the tyro."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churl</text:p>
          </table:table-cell>
          <table:table-cell table:style-name="ce5" table:formula="oooc:=RAND()" office:value-type="float" office:value="0.015228271484375">
            <text:p>0.02</text:p>
          </table:table-cell>
          <table:table-cell table:style-name="ce5"/>
          <table:table-cell table:style-name="ce5" office:value-type="string">
            <text:p>bad-tempered person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inveterate</text:p>
          </table:table-cell>
          <table:table-cell table:style-name="ce5" table:formula="oooc:=RAND()" office:value-type="float" office:value="0.686553955078125">
            <text:p>0.69</text:p>
          </table:table-cell>
          <table:table-cell table:style-name="ce5"/>
          <table:table-cell table:style-name="ce5" office:value-type="string">
            <text:p>deep-rooted. long-establishe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Conduce</text:p>
          </table:table-cell>
          <table:table-cell table:style-name="ce5" table:formula="oooc:=RAND()" office:value-type="float" office:value="0.407867431640625">
            <text:p>0.41</text:p>
          </table:table-cell>
          <table:table-cell table:style-name="ce5"/>
          <table:table-cell table:style-name="ce5" office:value-type="string">
            <text:p>To bring about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aplomb</text:p>
          </table:table-cell>
          <table:table-cell table:style-name="ce5" table:formula="oooc:=RAND()" office:value-type="float" office:value="0.18011474609375">
            <text:p>0.18</text:p>
          </table:table-cell>
          <table:table-cell table:style-name="ce5"/>
          <table:table-cell table:style-name="ce5" office:value-type="string">
            <text:p>self-confidenc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insouciant</text:p>
          </table:table-cell>
          <table:table-cell table:style-name="ce5" table:formula="oooc:=RAND()" office:value-type="float" office:value="0.12860107421875">
            <text:p>0.13</text:p>
          </table:table-cell>
          <table:table-cell table:style-name="ce5"/>
          <table:table-cell table:style-name="ce5" office:value-type="string">
            <text:p>unconcerned carefre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rofligacy</text:p>
          </table:table-cell>
          <table:table-cell table:style-name="ce5" table:formula="oooc:=RAND()" office:value-type="float" office:value="0.766082763671875">
            <text:p>0.77</text:p>
          </table:table-cell>
          <table:table-cell table:style-name="ce5"/>
          <table:table-cell table:style-name="ce5" office:value-type="string">
            <text:p>shameless immoralit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alatial</text:p>
          </table:table-cell>
          <table:table-cell table:style-name="ce5" table:formula="oooc:=RAND()" office:value-type="float" office:value="0.068450927734375">
            <text:p>0.07</text:p>
          </table:table-cell>
          <table:table-cell table:style-name="ce5"/>
          <table:table-cell table:style-name="ce5" office:value-type="string">
            <text:p>magnificent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effluvia</text:p>
          </table:table-cell>
          <table:table-cell table:style-name="ce5" table:formula="oooc:=RAND()" office:value-type="float" office:value="0.026214599609375">
            <text:p>0.03</text:p>
          </table:table-cell>
          <table:table-cell table:style-name="ce5"/>
          <table:table-cell table:style-name="ce5" office:value-type="string">
            <text:p>outflow in a stream of particles a noxious odor or vapor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alliate</text:p>
          </table:table-cell>
          <table:table-cell table:style-name="ce5" table:formula="oooc:=RAND()" office:value-type="float" office:value="0.53045654296875">
            <text:p>0.53</text:p>
          </table:table-cell>
          <table:table-cell table:style-name="ce5"/>
          <table:table-cell table:style-name="ce5" office:value-type="string">
            <text:p>lessen the severity of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neophyte</text:p>
          </table:table-cell>
          <table:table-cell table:style-name="ce5" table:formula="oooc:=RAND()" office:value-type="float" office:value="0.46868896484375">
            <text:p>0.47</text:p>
          </table:table-cell>
          <table:table-cell table:style-name="ce5"/>
          <table:table-cell table:style-name="ce5" office:value-type="string">
            <text:p>person who has been converted to a belief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eminal</text:p>
          </table:table-cell>
          <table:table-cell table:style-name="ce5" table:formula="oooc:=RAND()" office:value-type="float" office:value="0.050750732421875">
            <text:p>0.05</text:p>
          </table:table-cell>
          <table:table-cell table:style-name="ce5"/>
          <table:table-cell table:style-name="ce5" office:value-type="string">
            <text:p>like a seed constituting a source originativ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diffidence</text:p>
          </table:table-cell>
          <table:table-cell table:style-name="ce5" table:formula="oooc:=RAND()" office:value-type="float" office:value="0.365692138671875">
            <text:p>0.37</text:p>
          </table:table-cell>
          <table:table-cell table:style-name="ce5"/>
          <table:table-cell table:style-name="ce5" office:value-type="string">
            <text:p>shynes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malapropism</text:p>
          </table:table-cell>
          <table:table-cell table:style-name="ce5" table:formula="oooc:=RAND()" office:value-type="float" office:value="0.98321533203125">
            <text:p>0.98</text:p>
          </table:table-cell>
          <table:table-cell table:style-name="ce5"/>
          <table:table-cell table:style-name="ce5" office:value-type="string">
            <text:p>misuse of a word (for one that resembles it)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erudite</text:p>
          </table:table-cell>
          <table:table-cell table:style-name="ce5" table:formula="oooc:=RAND()" office:value-type="float" office:value="0.7066650390625">
            <text:p>0.71</text:p>
          </table:table-cell>
          <table:table-cell table:style-name="ce5"/>
          <table:table-cell table:style-name="ce5" office:value-type="string">
            <text:p>learned scholarl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rovident</text:p>
          </table:table-cell>
          <table:table-cell table:style-name="ce5" table:formula="oooc:=RAND()" office:value-type="float" office:value="0.518829345703125">
            <text:p>0.52</text:p>
          </table:table-cell>
          <table:table-cell table:style-name="ce5"/>
          <table:table-cell table:style-name="ce5" office:value-type="string">
            <text:p>frugal looking to the futur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disinter</text:p>
          </table:table-cell>
          <table:table-cell table:style-name="ce5" table:formula="oooc:=RAND()" office:value-type="float" office:value="0.503509521484375">
            <text:p>0.5</text:p>
          </table:table-cell>
          <table:table-cell table:style-name="ce5"/>
          <table:table-cell table:style-name="ce5" office:value-type="string">
            <text:p>dig up from the earth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depredation</text:p>
          </table:table-cell>
          <table:table-cell table:style-name="ce5" table:formula="oooc:=RAND()" office:value-type="float" office:value="0.679931640625">
            <text:p>0.68</text:p>
          </table:table-cell>
          <table:table-cell table:style-name="ce6"/>
          <table:table-cell table:style-name="ce6" office:value-type="string">
            <text:p>the act of preying upon or plundering: "The depredations of the invaders demoralized the population."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travesty</text:p>
          </table:table-cell>
          <table:table-cell table:style-name="ce5" table:formula="oooc:=RAND()" office:value-type="float" office:value="0.077178955078125">
            <text:p>0.08</text:p>
          </table:table-cell>
          <table:table-cell table:style-name="ce5"/>
          <table:table-cell table:style-name="ce5" office:value-type="string">
            <text:p>parody/imitation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abeyance</text:p>
          </table:table-cell>
          <table:table-cell table:style-name="ce5" table:formula="oooc:=RAND()" office:value-type="float" office:value="0.65216064453125">
            <text:p>0.65</text:p>
          </table:table-cell>
          <table:table-cell table:style-name="ce5"/>
          <table:table-cell table:style-name="ce5" office:value-type="string">
            <text:p>suspended action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desultory</text:p>
          </table:table-cell>
          <table:table-cell table:style-name="ce5" table:formula="oooc:=RAND()" office:value-type="float" office:value="0.48779296875">
            <text:p>0.49</text:p>
          </table:table-cell>
          <table:table-cell table:style-name="ce5"/>
          <table:table-cell table:style-name="ce5" office:value-type="string">
            <text:p>aimless haphazard digressing at random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obstreperous</text:p>
          </table:table-cell>
          <table:table-cell table:style-name="ce5" table:formula="oooc:=RAND()" office:value-type="float" office:value="0.21685791015625">
            <text:p>0.22</text:p>
          </table:table-cell>
          <table:table-cell table:style-name="ce5"/>
          <table:table-cell table:style-name="ce5" office:value-type="string">
            <text:p>noisy lou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erudite</text:p>
          </table:table-cell>
          <table:table-cell table:style-name="ce5" table:formula="oooc:=RAND()" office:value-type="float" office:value="0.069244384765625">
            <text:p>0.07</text:p>
          </table:table-cell>
          <table:table-cell table:style-name="ce6"/>
          <table:table-cell table:style-name="ce6" office:value-type="string">
            <text:p>scholarly; displaying deep intensive learning. (n: erudition)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iconoclast</text:p>
          </table:table-cell>
          <table:table-cell table:style-name="ce5" table:formula="oooc:=RAND()" office:value-type="float" office:value="0.65045166015625">
            <text:p>0.65</text:p>
          </table:table-cell>
          <table:table-cell table:style-name="ce6"/>
          <table:table-cell table:style-name="ce6" office:value-type="string">
            <text:p>one who attacks traditional ideas or institutions or one who destroys sacred images (adj: iconoclastic)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ecumenical</text:p>
          </table:table-cell>
          <table:table-cell table:style-name="ce5" table:formula="oooc:=RAND()" office:value-type="float" office:value="0.219818115234375">
            <text:p>0.22</text:p>
          </table:table-cell>
          <table:table-cell table:style-name="ce5"/>
          <table:table-cell table:style-name="ce5" office:value-type="string">
            <text:p>representing the whole Christian worl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fatuous</text:p>
          </table:table-cell>
          <table:table-cell table:style-name="ce5" table:formula="oooc:=RAND()" office:value-type="float" office:value="0.888702392578125">
            <text:p>0.89</text:p>
          </table:table-cell>
          <table:table-cell table:style-name="ce5"/>
          <table:table-cell table:style-name="ce5" office:value-type="string">
            <text:p>without sense foolish self-satisfaction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demagogue</text:p>
          </table:table-cell>
          <table:table-cell table:style-name="ce5" table:formula="oooc:=RAND()" office:value-type="float" office:value="0.30328369140625">
            <text:p>0.3</text:p>
          </table:table-cell>
          <table:table-cell table:style-name="ce5"/>
          <table:table-cell table:style-name="ce5" office:value-type="string">
            <text:p>person appealing not to reason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uborn</text:p>
          </table:table-cell>
          <table:table-cell table:style-name="ce5" table:formula="oooc:=RAND()" office:value-type="float" office:value="0.63916015625">
            <text:p>0.64</text:p>
          </table:table-cell>
          <table:table-cell table:style-name="ce5"/>
          <table:table-cell table:style-name="ce5" office:value-type="string">
            <text:p>induce by bribery or something to commit perjur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curvy</text:p>
          </table:table-cell>
          <table:table-cell table:style-name="ce5" table:formula="oooc:=RAND()" office:value-type="float" office:value="0.8629150390625">
            <text:p>0.86</text:p>
          </table:table-cell>
          <table:table-cell table:style-name="ce5"/>
          <table:table-cell table:style-name="ce5" office:value-type="string">
            <text:p>mean contemptibl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imper</text:p>
          </table:table-cell>
          <table:table-cell table:style-name="ce5" table:formula="oooc:=RAND()" office:value-type="float" office:value="0.08697509765625">
            <text:p>0.09</text:p>
          </table:table-cell>
          <table:table-cell table:style-name="ce5"/>
          <table:table-cell table:style-name="ce5" office:value-type="string">
            <text:p>(give a) silly/self-conscious smil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repine</text:p>
          </table:table-cell>
          <table:table-cell table:style-name="ce5" table:formula="oooc:=RAND()" office:value-type="float" office:value="0.46063232421875">
            <text:p>0.46</text:p>
          </table:table-cell>
          <table:table-cell table:style-name="ce5"/>
          <table:table-cell table:style-name="ce5" office:value-type="string">
            <text:p>at be discontented with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rancorous</text:p>
          </table:table-cell>
          <table:table-cell table:style-name="ce5" table:formula="oooc:=RAND()" office:value-type="float" office:value="0.50640869140625">
            <text:p>0.51</text:p>
          </table:table-cell>
          <table:table-cell table:style-name="ce5"/>
          <table:table-cell table:style-name="ce5" office:value-type="string">
            <text:p>feeling bitterness spitefulnes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quotidian</text:p>
          </table:table-cell>
          <table:table-cell table:style-name="ce5" table:formula="oooc:=RAND()" office:value-type="float" office:value="0.4561767578125">
            <text:p>0.46</text:p>
          </table:table-cell>
          <table:table-cell table:style-name="ce5"/>
          <table:table-cell table:style-name="ce5" office:value-type="string">
            <text:p>banal everyda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brazen</text:p>
          </table:table-cell>
          <table:table-cell table:style-name="ce5" table:formula="oooc:=RAND()" office:value-type="float" office:value="0.08343505859375">
            <text:p>0.08</text:p>
          </table:table-cell>
          <table:table-cell table:style-name="ce5"/>
          <table:table-cell table:style-name="ce5" office:value-type="string">
            <text:p>made of bras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corporeal</text:p>
          </table:table-cell>
          <table:table-cell table:style-name="ce5" table:formula="oooc:=RAND()" office:value-type="float" office:value="0.058502197265625">
            <text:p>0.06</text:p>
          </table:table-cell>
          <table:table-cell table:style-name="ce5"/>
          <table:table-cell table:style-name="ce5" office:value-type="string">
            <text:p>physical of or for the bod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craven</text:p>
          </table:table-cell>
          <table:table-cell table:style-name="ce5" table:formula="oooc:=RAND()" office:value-type="float" office:value="0.203033447265625">
            <text:p>0.2</text:p>
          </table:table-cell>
          <table:table-cell table:style-name="ce5"/>
          <table:table-cell table:style-name="ce5" office:value-type="string">
            <text:p>cowardl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quixotic</text:p>
          </table:table-cell>
          <table:table-cell table:style-name="ce5" table:formula="oooc:=RAND()" office:value-type="float" office:value="0.13983154296875">
            <text:p>0.14</text:p>
          </table:table-cell>
          <table:table-cell table:style-name="ce5"/>
          <table:table-cell table:style-name="ce5" office:value-type="string">
            <text:p>generous unselfish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raffish</text:p>
          </table:table-cell>
          <table:table-cell table:style-name="ce5" table:formula="oooc:=RAND()" office:value-type="float" office:value="0.97943115234375">
            <text:p>0.98</text:p>
          </table:table-cell>
          <table:table-cell table:style-name="ce5"/>
          <table:table-cell table:style-name="ce5" office:value-type="string">
            <text:p>low vulgar base tawdr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ropinquity</text:p>
          </table:table-cell>
          <table:table-cell table:style-name="ce5" table:formula="oooc:=RAND()" office:value-type="float" office:value="0.7269287109375">
            <text:p>0.73</text:p>
          </table:table-cell>
          <table:table-cell table:style-name="ce5"/>
          <table:table-cell table:style-name="ce5" office:value-type="string">
            <text:p>nearness in time or place affinity of natur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ramify</text:p>
          </table:table-cell>
          <table:table-cell table:style-name="ce5" table:formula="oooc:=RAND()" office:value-type="float" office:value="0.536590576171875">
            <text:p>0.54</text:p>
          </table:table-cell>
          <table:table-cell table:style-name="ce5"/>
          <table:table-cell table:style-name="ce5" office:value-type="string">
            <text:p>to be divided or subdivided to branch out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aean</text:p>
          </table:table-cell>
          <table:table-cell table:style-name="ce5" table:formula="oooc:=RAND()" office:value-type="float" office:value="0.89794921875">
            <text:p>0.9</text:p>
          </table:table-cell>
          <table:table-cell table:style-name="ce5"/>
          <table:table-cell table:style-name="ce5" office:value-type="string">
            <text:p>song of praise or triumph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irascible</text:p>
          </table:table-cell>
          <table:table-cell table:style-name="ce5" table:formula="oooc:=RAND()" office:value-type="float" office:value="0.10247802734375">
            <text:p>0.1</text:p>
          </table:table-cell>
          <table:table-cell table:style-name="ce6"/>
          <table:table-cell table:style-name="ce6" office:value-type="string">
            <text:p>prone to outbursts of temper, easily angered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eccadillo</text:p>
          </table:table-cell>
          <table:table-cell table:style-name="ce5" table:formula="oooc:=RAND()" office:value-type="float" office:value="0.14404296875">
            <text:p>0.14</text:p>
          </table:table-cell>
          <table:table-cell table:style-name="ce5"/>
          <table:table-cell table:style-name="ce5" office:value-type="string">
            <text:p>small sin small weakness in one's character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purious</text:p>
          </table:table-cell>
          <table:table-cell table:style-name="ce5" table:formula="oooc:=RAND()" office:value-type="float" office:value="0.990814208984375">
            <text:p>0.99</text:p>
          </table:table-cell>
          <table:table-cell table:style-name="ce5"/>
          <table:table-cell table:style-name="ce5" office:value-type="string">
            <text:p>FALSE counterfeit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hone</text:p>
          </table:table-cell>
          <table:table-cell table:style-name="ce5" table:formula="oooc:=RAND()" office:value-type="float" office:value="0.225128173828125">
            <text:p>0.23</text:p>
          </table:table-cell>
          <table:table-cell table:style-name="ce5"/>
          <table:table-cell table:style-name="ce5" office:value-type="string">
            <text:p>stone used for sharpening tool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discrete</text:p>
          </table:table-cell>
          <table:table-cell table:style-name="ce5" table:formula="oooc:=RAND()" office:value-type="float" office:value="0.63140869140625">
            <text:p>0.63</text:p>
          </table:table-cell>
          <table:table-cell table:style-name="ce5"/>
          <table:table-cell table:style-name="ce5" office:value-type="string">
            <text:p>individually distinct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baleful</text:p>
          </table:table-cell>
          <table:table-cell table:style-name="ce5" table:formula="oooc:=RAND()" office:value-type="float" office:value="0.28564453125">
            <text:p>0.29</text:p>
          </table:table-cell>
          <table:table-cell table:style-name="ce5"/>
          <table:table-cell table:style-name="ce5" office:value-type="string">
            <text:p>harmful ominous causing evil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alutary</text:p>
          </table:table-cell>
          <table:table-cell table:style-name="ce5" table:formula="oooc:=RAND()" office:value-type="float" office:value="0.60174560546875">
            <text:p>0.6</text:p>
          </table:table-cell>
          <table:table-cell table:style-name="ce5"/>
          <table:table-cell table:style-name="ce5" office:value-type="string">
            <text:p>remedial wholesome causing improvement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lope</text:p>
          </table:table-cell>
          <table:table-cell table:style-name="ce5" table:formula="oooc:=RAND()" office:value-type="float" office:value="0.623199462890625">
            <text:p>0.62</text:p>
          </table:table-cell>
          <table:table-cell table:style-name="ce5"/>
          <table:table-cell table:style-name="ce5" office:value-type="string">
            <text:p>move along with long stride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odden</text:p>
          </table:table-cell>
          <table:table-cell table:style-name="ce5" table:formula="oooc:=RAND()" office:value-type="float" office:value="0.731170654296875">
            <text:p>0.73</text:p>
          </table:table-cell>
          <table:table-cell table:style-name="ce5"/>
          <table:table-cell table:style-name="ce5" office:value-type="string">
            <text:p>soaked saturate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minatory</text:p>
          </table:table-cell>
          <table:table-cell table:style-name="ce5" table:formula="oooc:=RAND()" office:value-type="float" office:value="0.1455078125">
            <text:p>0.15</text:p>
          </table:table-cell>
          <table:table-cell table:style-name="ce5"/>
          <table:table-cell table:style-name="ce5" office:value-type="string">
            <text:p>menacing threatening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cajole</text:p>
          </table:table-cell>
          <table:table-cell table:style-name="ce5" table:formula="oooc:=RAND()" office:value-type="float" office:value="0.421600341796875">
            <text:p>0.42</text:p>
          </table:table-cell>
          <table:table-cell table:style-name="ce5"/>
          <table:table-cell table:style-name="ce5" office:value-type="string">
            <text:p>use flattery or deceit to persuad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gourmand</text:p>
          </table:table-cell>
          <table:table-cell table:style-name="ce5" table:formula="oooc:=RAND()" office:value-type="float" office:value="0.334197998046875">
            <text:p>0.33</text:p>
          </table:table-cell>
          <table:table-cell table:style-name="ce5"/>
          <table:table-cell table:style-name="ce5" office:value-type="string">
            <text:p>a person who is devoted to eating and drinking to excess 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sedulous</text:p>
          </table:table-cell>
          <table:table-cell table:style-name="ce5" table:formula="oooc:=RAND()" office:value-type="float" office:value="0.978851318359375">
            <text:p>0.98</text:p>
          </table:table-cell>
          <table:table-cell table:style-name="ce6"/>
          <table:table-cell table:style-name="ce6" office:value-type="string">
            <text:p>diligent; persevering; persistent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etulant</text:p>
          </table:table-cell>
          <table:table-cell table:style-name="ce5" table:formula="oooc:=RAND()" office:value-type="float" office:value="0.582763671875">
            <text:p>0.58</text:p>
          </table:table-cell>
          <table:table-cell table:style-name="ce5"/>
          <table:table-cell table:style-name="ce5" office:value-type="string">
            <text:p>unreasonably impatient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incumbents</text:p>
          </table:table-cell>
          <table:table-cell table:style-name="ce5" table:formula="oooc:=RAND()" office:value-type="float" office:value="0.6021728515625">
            <text:p>0.6</text:p>
          </table:table-cell>
          <table:table-cell table:style-name="ce5"/>
          <table:table-cell table:style-name="ce5" office:value-type="string">
            <text:p>official dutie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cordon</text:p>
          </table:table-cell>
          <table:table-cell table:style-name="ce5" table:formula="oooc:=RAND()" office:value-type="float" office:value="0.21600341796875">
            <text:p>0.22</text:p>
          </table:table-cell>
          <table:table-cell table:style-name="ce5"/>
          <table:table-cell table:style-name="ce5" office:value-type="string">
            <text:p>line (of police acting as a guard)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bilge</text:p>
          </table:table-cell>
          <table:table-cell table:style-name="ce5" table:formula="oooc:=RAND()" office:value-type="float" office:value="0.361785888671875">
            <text:p>0.36</text:p>
          </table:table-cell>
          <table:table-cell table:style-name="ce5"/>
          <table:table-cell table:style-name="ce5" office:value-type="string">
            <text:p>bulge the protuberance of a cask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importune</text:p>
          </table:table-cell>
          <table:table-cell table:style-name="ce5" table:formula="oooc:=RAND()" office:value-type="float" office:value="0.452301025390625">
            <text:p>0.45</text:p>
          </table:table-cell>
          <table:table-cell table:style-name="ce5"/>
          <table:table-cell table:style-name="ce5" office:value-type="string">
            <text:p>beg urgently solicit (of a prostitute)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exscind</text:p>
          </table:table-cell>
          <table:table-cell table:style-name="ce5" table:formula="oooc:=RAND()" office:value-type="float" office:value="0.628021240234375">
            <text:p>0.63</text:p>
          </table:table-cell>
          <table:table-cell table:style-name="ce5"/>
          <table:table-cell table:style-name="ce5" office:value-type="string">
            <text:p>to cut out cut awa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conceit</text:p>
          </table:table-cell>
          <table:table-cell table:style-name="ce5" table:formula="oooc:=RAND()" office:value-type="float" office:value="0.166839599609375">
            <text:p>0.17</text:p>
          </table:table-cell>
          <table:table-cell table:style-name="ce5"/>
          <table:table-cell table:style-name="ce5" office:value-type="string">
            <text:p>over-high opinion of too much prid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reen</text:p>
          </table:table-cell>
          <table:table-cell table:style-name="ce5" table:formula="oooc:=RAND()" office:value-type="float" office:value="0.629241943359375">
            <text:p>0.63</text:p>
          </table:table-cell>
          <table:table-cell table:style-name="ce5"/>
          <table:table-cell table:style-name="ce5" office:value-type="string">
            <text:p>tidy/show self-satisfaction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maudlin</text:p>
          </table:table-cell>
          <table:table-cell table:style-name="ce5" table:formula="oooc:=RAND()" office:value-type="float" office:value="0.67474365234375">
            <text:p>0.67</text:p>
          </table:table-cell>
          <table:table-cell table:style-name="ce5"/>
          <table:table-cell table:style-name="ce5" office:value-type="string">
            <text:p>sentimental in a silly or tearful wa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laudable</text:p>
          </table:table-cell>
          <table:table-cell table:style-name="ce5" table:formula="oooc:=RAND()" office:value-type="float" office:value="0.731842041015625">
            <text:p>0.73</text:p>
          </table:table-cell>
          <table:table-cell table:style-name="ce6"/>
          <table:table-cell table:style-name="ce6" office:value-type="string">
            <text:p>praiseworthy; commendable (v. laud)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diaphanous</text:p>
          </table:table-cell>
          <table:table-cell table:style-name="ce5" table:formula="oooc:=RAND()" office:value-type="float" office:value="0.00469970703125">
            <text:p>0</text:p>
          </table:table-cell>
          <table:table-cell table:style-name="ce5"/>
          <table:table-cell table:style-name="ce5" office:value-type="string">
            <text:p>transparent gauz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agog</text:p>
          </table:table-cell>
          <table:table-cell table:style-name="ce5" table:formula="oooc:=RAND()" office:value-type="float" office:value="0.278900146484375">
            <text:p>0.28</text:p>
          </table:table-cell>
          <table:table-cell table:style-name="ce5"/>
          <table:table-cell table:style-name="ce5" office:value-type="string">
            <text:p>eager/excite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cabal</text:p>
          </table:table-cell>
          <table:table-cell table:style-name="ce5" table:formula="oooc:=RAND()" office:value-type="float" office:value="0.402130126953125">
            <text:p>0.4</text:p>
          </table:table-cell>
          <table:table-cell table:style-name="ce5"/>
          <table:table-cell table:style-name="ce5" office:value-type="string">
            <text:p>a scheme or plot a group of plotter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crass</text:p>
          </table:table-cell>
          <table:table-cell table:style-name="ce5" table:formula="oooc:=RAND()" office:value-type="float" office:value="0.02252197265625">
            <text:p>0.02</text:p>
          </table:table-cell>
          <table:table-cell table:style-name="ce5"/>
          <table:table-cell table:style-name="ce5" office:value-type="string">
            <text:p>very great (es. stupidity)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iquant</text:p>
          </table:table-cell>
          <table:table-cell table:style-name="ce5" table:formula="oooc:=RAND()" office:value-type="float" office:value="0.208221435546875">
            <text:p>0.21</text:p>
          </table:table-cell>
          <table:table-cell table:style-name="ce5"/>
          <table:table-cell table:style-name="ce5" office:value-type="string">
            <text:p>agreeably pungent stimulating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welter</text:p>
          </table:table-cell>
          <table:table-cell table:style-name="ce5" table:formula="oooc:=RAND()" office:value-type="float" office:value="0.959259033203125">
            <text:p>0.96</text:p>
          </table:table-cell>
          <table:table-cell table:style-name="ce5"/>
          <table:table-cell table:style-name="ce5" office:value-type="string">
            <text:p>turmoil a bewildering jumbl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ropitious</text:p>
          </table:table-cell>
          <table:table-cell table:style-name="ce5" table:formula="oooc:=RAND()" office:value-type="float" office:value="0.935516357421875">
            <text:p>0.94</text:p>
          </table:table-cell>
          <table:table-cell table:style-name="ce5"/>
          <table:table-cell table:style-name="ce5" office:value-type="string">
            <text:p>auspicious presenting favorable circumstance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enitent</text:p>
          </table:table-cell>
          <table:table-cell table:style-name="ce5" table:formula="oooc:=RAND()" office:value-type="float" office:value="0.357208251953125">
            <text:p>0.36</text:p>
          </table:table-cell>
          <table:table-cell table:style-name="ce5"/>
          <table:table-cell table:style-name="ce5" office:value-type="string">
            <text:p>feeling or showing regret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hilistine</text:p>
          </table:table-cell>
          <table:table-cell table:style-name="ce5" table:formula="oooc:=RAND()" office:value-type="float" office:value="0.425140380859375">
            <text:p>0.43</text:p>
          </table:table-cell>
          <table:table-cell table:style-name="ce5"/>
          <table:table-cell table:style-name="ce5" office:value-type="string">
            <text:p>a smug ignorant person one who lacks knowledg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turpitude</text:p>
          </table:table-cell>
          <table:table-cell table:style-name="ce5" table:formula="oooc:=RAND()" office:value-type="float" office:value="0.5694580078125">
            <text:p>0.57</text:p>
          </table:table-cell>
          <table:table-cell table:style-name="ce6"/>
          <table:table-cell table:style-name="ce6" office:value-type="string">
            <text:p>depravity; baseness: "Mr. Castor was fired for moral turpitude."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felicitous</text:p>
          </table:table-cell>
          <table:table-cell table:style-name="ce5" table:formula="oooc:=RAND()" office:value-type="float" office:value="0.550689697265625">
            <text:p>0.55</text:p>
          </table:table-cell>
          <table:table-cell table:style-name="ce5"/>
          <table:table-cell table:style-name="ce5" office:value-type="string">
            <text:p>apt suitably expressed well chosen apropo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volubility</text:p>
          </table:table-cell>
          <table:table-cell table:style-name="ce5" table:formula="oooc:=RAND()" office:value-type="float" office:value="0.488983154296875">
            <text:p>0.49</text:p>
          </table:table-cell>
          <table:table-cell table:style-name="ce5"/>
          <table:table-cell table:style-name="ce5" office:value-type="string">
            <text:p>fluency verbosity easy use of spoken languag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truculence</text:p>
          </table:table-cell>
          <table:table-cell table:style-name="ce5" table:formula="oooc:=RAND()" office:value-type="float" office:value="0.154510498046875">
            <text:p>0.15</text:p>
          </table:table-cell>
          <table:table-cell table:style-name="ce5"/>
          <table:table-cell table:style-name="ce5" office:value-type="string">
            <text:p>aggressiveness ferocity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lugubrious</text:p>
          </table:table-cell>
          <table:table-cell table:style-name="ce5" table:formula="oooc:=RAND()" office:value-type="float" office:value="0.837371826171875">
            <text:p>0.84</text:p>
          </table:table-cell>
          <table:table-cell table:style-name="ce5"/>
          <table:table-cell table:style-name="ce5" office:value-type="string">
            <text:p>mournful excessively sa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ersonable</text:p>
          </table:table-cell>
          <table:table-cell table:style-name="ce5" table:formula="oooc:=RAND()" office:value-type="float" office:value="0.888580322265625">
            <text:p>0.89</text:p>
          </table:table-cell>
          <table:table-cell table:style-name="ce5"/>
          <table:table-cell table:style-name="ce5" office:value-type="string">
            <text:p>pleasing in appearance attractiv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panegyric</text:p>
          </table:table-cell>
          <table:table-cell table:style-name="ce5" table:formula="oooc:=RAND()" office:value-type="float" office:value="0.52105712890625">
            <text:p>0.52</text:p>
          </table:table-cell>
          <table:table-cell table:style-name="ce6"/>
          <table:table-cell table:style-name="ce6" office:value-type="string">
            <text:p>a writing or speech in praise of a person or thing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apprise</text:p>
          </table:table-cell>
          <table:table-cell table:style-name="ce5" table:formula="oooc:=RAND()" office:value-type="float" office:value="0.509033203125">
            <text:p>0.51</text:p>
          </table:table-cell>
          <table:table-cell table:style-name="ce5"/>
          <table:table-cell table:style-name="ce5" office:value-type="string">
            <text:p>give notice to inform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teetotal</text:p>
          </table:table-cell>
          <table:table-cell table:style-name="ce5" table:formula="oooc:=RAND()" office:value-type="float" office:value="0.6578369140625">
            <text:p>0.66</text:p>
          </table:table-cell>
          <table:table-cell table:style-name="ce5"/>
          <table:table-cell table:style-name="ce5" office:value-type="string">
            <text:p>oppose to alcohol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undry</text:p>
          </table:table-cell>
          <table:table-cell table:style-name="ce5" table:formula="oooc:=RAND()" office:value-type="float" office:value="0.0660400390625">
            <text:p>0.07</text:p>
          </table:table-cell>
          <table:table-cell table:style-name="ce5"/>
          <table:table-cell table:style-name="ce5" office:value-type="string">
            <text:p>various miscellaneous separat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flout</text:p>
          </table:table-cell>
          <table:table-cell table:style-name="ce5" table:formula="oooc:=RAND()" office:value-type="float" office:value="0.19891357421875">
            <text:p>0.2</text:p>
          </table:table-cell>
          <table:table-cell table:style-name="ce5"/>
          <table:table-cell table:style-name="ce5" office:value-type="string">
            <text:p>reject mock to go against (as in going against tradition)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ellucid</text:p>
          </table:table-cell>
          <table:table-cell table:style-name="ce5" table:formula="oooc:=RAND()" office:value-type="float" office:value="0.4637451171875">
            <text:p>0.46</text:p>
          </table:table-cell>
          <table:table-cell table:style-name="ce5"/>
          <table:table-cell table:style-name="ce5" office:value-type="string">
            <text:p>transparent easy to understan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ineffable</text:p>
          </table:table-cell>
          <table:table-cell table:style-name="ce5" table:formula="oooc:=RAND()" office:value-type="float" office:value="0.971527099609375">
            <text:p>0.97</text:p>
          </table:table-cell>
          <table:table-cell table:style-name="ce5"/>
          <table:table-cell table:style-name="ce5" office:value-type="string">
            <text:p>to great to be described in word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overweening</text:p>
          </table:table-cell>
          <table:table-cell table:style-name="ce5" table:formula="oooc:=RAND()" office:value-type="float" office:value="0.163970947265625">
            <text:p>0.16</text:p>
          </table:table-cell>
          <table:table-cell table:style-name="ce5"/>
          <table:table-cell table:style-name="ce5" office:value-type="string">
            <text:p>presumptuously arrogant overbearing immoderate being a jerk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inured</text:p>
          </table:table-cell>
          <table:table-cell table:style-name="ce5" table:formula="oooc:=RAND()" office:value-type="float" office:value="0.071533203125">
            <text:p>0.07</text:p>
          </table:table-cell>
          <table:table-cell table:style-name="ce5"/>
          <table:table-cell table:style-name="ce5" office:value-type="string">
            <text:p>accustomed to adapte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impugned</text:p>
          </table:table-cell>
          <table:table-cell table:style-name="ce5" table:formula="oooc:=RAND()" office:value-type="float" office:value="0.4971923828125">
            <text:p>0.5</text:p>
          </table:table-cell>
          <table:table-cell table:style-name="ce5"/>
          <table:table-cell table:style-name="ce5" office:value-type="string">
            <text:p>challenged to be doubte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tentorian</text:p>
          </table:table-cell>
          <table:table-cell table:style-name="ce5" table:formula="oooc:=RAND()" office:value-type="float" office:value="0.466217041015625">
            <text:p>0.47</text:p>
          </table:table-cell>
          <table:table-cell table:style-name="ce5"/>
          <table:table-cell table:style-name="ce5" office:value-type="string">
            <text:p>extremely loud and powerful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froward</text:p>
          </table:table-cell>
          <table:table-cell table:style-name="ce5" table:formula="oooc:=RAND()" office:value-type="float" office:value="0.24822998046875">
            <text:p>0.25</text:p>
          </table:table-cell>
          <table:table-cell table:style-name="ce5"/>
          <table:table-cell table:style-name="ce5" office:value-type="string">
            <text:p>intractable not willing to yield or comply stubborn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robity</text:p>
          </table:table-cell>
          <table:table-cell table:style-name="ce5" table:formula="oooc:=RAND()" office:value-type="float" office:value="0.053009033203125">
            <text:p>0.05</text:p>
          </table:table-cell>
          <table:table-cell table:style-name="ce5"/>
          <table:table-cell table:style-name="ce5" office:value-type="string">
            <text:p>uprightness incorruptibility principl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refractory</text:p>
          </table:table-cell>
          <table:table-cell table:style-name="ce5" table:formula="oooc:=RAND()" office:value-type="float" office:value="0.03155517578125">
            <text:p>0.03</text:p>
          </table:table-cell>
          <table:table-cell table:style-name="ce5"/>
          <table:table-cell table:style-name="ce5" office:value-type="string">
            <text:p>stubborn unmanageable untractabl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timorous</text:p>
          </table:table-cell>
          <table:table-cell table:style-name="ce5" table:formula="oooc:=RAND()" office:value-type="float" office:value="0.88177490234375">
            <text:p>0.88</text:p>
          </table:table-cell>
          <table:table-cell table:style-name="ce5"/>
          <table:table-cell table:style-name="ce5" office:value-type="string">
            <text:p>fearful timid afrai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abscond</text:p>
          </table:table-cell>
          <table:table-cell table:style-name="ce5" table:formula="oooc:=RAND()" office:value-type="float" office:value="0.58038330078125">
            <text:p>0.58</text:p>
          </table:table-cell>
          <table:table-cell table:style-name="ce5"/>
          <table:table-cell table:style-name="ce5" office:value-type="string">
            <text:p>to go away suddenly (to avoid arrest)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wend</text:p>
          </table:table-cell>
          <table:table-cell table:style-name="ce5" table:formula="oooc:=RAND()" office:value-type="float" office:value="0.415924072265625">
            <text:p>0.42</text:p>
          </table:table-cell>
          <table:table-cell table:style-name="ce5"/>
          <table:table-cell table:style-name="ce5" office:value-type="string">
            <text:p>to go proceed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pusillanimous</text:p>
          </table:table-cell>
          <table:table-cell table:style-name="ce5" table:formula="oooc:=RAND()" office:value-type="float" office:value="0.5777587890625">
            <text:p>0.58</text:p>
          </table:table-cell>
          <table:table-cell table:style-name="ce6"/>
          <table:table-cell table:style-name="ce6" office:value-type="string">
            <text:p>cowardly, timid, or irreselute; petty: "The pusillanimous leader soon lost the respect of his people."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reproof</text:p>
          </table:table-cell>
          <table:table-cell table:style-name="ce5" table:formula="oooc:=RAND()" office:value-type="float" office:value="0.199554443359375">
            <text:p>0.2</text:p>
          </table:table-cell>
          <table:table-cell table:style-name="ce6"/>
          <table:table-cell table:style-name="ce6" office:value-type="string">
            <text:p>the act of censuring, scolding, or rebuking. (v. reprove).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sententious</text:p>
          </table:table-cell>
          <table:table-cell table:style-name="ce5" table:formula="oooc:=RAND()" office:value-type="float" office:value="0.173797607421875">
            <text:p>0.17</text:p>
          </table:table-cell>
          <table:table-cell table:style-name="ce5"/>
          <table:table-cell table:style-name="ce5" office:value-type="string">
            <text:p>short and pithy full of maxims/proverb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enervate</text:p>
          </table:table-cell>
          <table:table-cell table:style-name="ce5" table:formula="oooc:=RAND()" office:value-type="float" office:value="0.7474365234375">
            <text:p>0.75</text:p>
          </table:table-cell>
          <table:table-cell table:style-name="ce5"/>
          <table:table-cell table:style-name="ce5" office:value-type="string">
            <text:p>weaken deprive of strength attenuat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discomfit</text:p>
          </table:table-cell>
          <table:table-cell table:style-name="ce5" table:formula="oooc:=RAND()" office:value-type="float" office:value="0.99200439453125">
            <text:p>0.99</text:p>
          </table:table-cell>
          <table:table-cell table:style-name="ce5"/>
          <table:table-cell table:style-name="ce5" office:value-type="string">
            <text:p>confuse embarras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effrontery</text:p>
          </table:table-cell>
          <table:table-cell table:style-name="ce5" table:formula="oooc:=RAND()" office:value-type="float" office:value="0.498046875">
            <text:p>0.5</text:p>
          </table:table-cell>
          <table:table-cell table:style-name="ce5"/>
          <table:table-cell table:style-name="ce5" office:value-type="string">
            <text:p>boldness impudence arrogance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feckless</text:p>
          </table:table-cell>
          <table:table-cell table:style-name="ce5" table:formula="oooc:=RAND()" office:value-type="float" office:value="0.35205078125">
            <text:p>0.35</text:p>
          </table:table-cell>
          <table:table-cell table:style-name="ce5"/>
          <table:table-cell table:style-name="ce5" office:value-type="string">
            <text:p>lacking purpose or vitality ineffective careles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lionize</text:p>
          </table:table-cell>
          <table:table-cell table:style-name="ce5" table:formula="oooc:=RAND()" office:value-type="float" office:value="0.899688720703125">
            <text:p>0.9</text:p>
          </table:table-cell>
          <table:table-cell table:style-name="ce5"/>
          <table:table-cell table:style-name="ce5" office:value-type="string">
            <text:p>treat as a famous person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picaresque</text:p>
          </table:table-cell>
          <table:table-cell table:style-name="ce5" table:formula="oooc:=RAND()" office:value-type="float" office:value="0.749664306640625">
            <text:p>0.75</text:p>
          </table:table-cell>
          <table:table-cell table:style-name="ce5"/>
          <table:table-cell table:style-name="ce5" office:value-type="string">
            <text:p>involving clever rogues or adventurers 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2" office:value-type="string">
            <text:p>veracity</text:p>
          </table:table-cell>
          <table:table-cell table:style-name="ce5" table:formula="oooc:=RAND()" office:value-type="float" office:value="0.755767822265625">
            <text:p>0.76</text:p>
          </table:table-cell>
          <table:table-cell table:style-name="ce5"/>
          <table:table-cell table:style-name="ce5" office:value-type="string">
            <text:p>truth </text:p>
          </table:table-cell>
          <table:table-cell/>
        </table:table-row>
        <table:table-row table:style-name="ro1">
          <table:table-cell/>
          <table:table-cell table:style-name="ce2" office:value-type="string">
            <text:p>harrow</text:p>
          </table:table-cell>
          <table:table-cell table:style-name="ce5" table:formula="oooc:=RAND()" office:value-type="float" office:value="0.465240478515625">
            <text:p>0.47</text:p>
          </table:table-cell>
          <table:table-cell table:style-name="ce5"/>
          <table:table-cell table:style-name="ce5" office:value-type="string">
            <text:p>to distress create stress or torment </text:p>
          </table:table-cell>
          <table:table-cell/>
        </table:table-row>
        <table:table-row table:style-name="ro1">
          <table:table-cell/>
          <table:table-cell table:style-name="ce2" office:value-type="string">
            <text:p>discountenance</text:p>
          </table:table-cell>
          <table:table-cell table:style-name="ce5" table:formula="oooc:=RAND()" office:value-type="float" office:value="0.465362548828125">
            <text:p>0.47</text:p>
          </table:table-cell>
          <table:table-cell table:style-name="ce5"/>
          <table:table-cell table:style-name="ce5" office:value-type="string">
            <text:p>refuse to approve of </text:p>
          </table:table-cell>
          <table:table-cell/>
        </table:table-row>
        <table:table-row table:style-name="ro1">
          <table:table-cell/>
          <table:table-cell table:style-name="ce2" office:value-type="string">
            <text:p>cant</text:p>
          </table:table-cell>
          <table:table-cell table:style-name="ce5" table:formula="oooc:=RAND()" office:value-type="float" office:value="0.643310546875">
            <text:p>0.64</text:p>
          </table:table-cell>
          <table:table-cell table:style-name="ce5"/>
          <table:table-cell table:style-name="ce5" office:value-type="string">
            <text:p>insincere talk/jargon </text:p>
          </table:table-cell>
          <table:table-cell/>
        </table:table-row>
        <table:table-row table:style-name="ro1">
          <table:table-cell/>
          <table:table-cell table:style-name="ce2" office:value-type="string">
            <text:p>odious</text:p>
          </table:table-cell>
          <table:table-cell table:style-name="ce5" table:formula="oooc:=RAND()" office:value-type="float" office:value="0.38262939453125">
            <text:p>0.38</text:p>
          </table:table-cell>
          <table:table-cell table:style-name="ce5"/>
          <table:table-cell table:style-name="ce5" office:value-type="string">
            <text:p>repulsive hateful </text:p>
          </table:table-cell>
          <table:table-cell/>
        </table:table-row>
        <table:table-row table:style-name="ro1">
          <table:table-cell/>
          <table:table-cell table:style-name="ce2" office:value-type="string">
            <text:p>fulmination</text:p>
          </table:table-cell>
          <table:table-cell table:style-name="ce5" table:formula="oooc:=RAND()" office:value-type="float" office:value="0.42095947265625">
            <text:p>0.42</text:p>
          </table:table-cell>
          <table:table-cell table:style-name="ce5"/>
          <table:table-cell table:style-name="ce5" office:value-type="string">
            <text:p>bitter protest </text:p>
          </table:table-cell>
          <table:table-cell/>
        </table:table-row>
        <table:table-row table:style-name="ro1">
          <table:table-cell/>
          <table:table-cell table:style-name="ce2" office:value-type="string">
            <text:p>perfidy</text:p>
          </table:table-cell>
          <table:table-cell table:style-name="ce5" table:formula="oooc:=RAND()" office:value-type="float" office:value="0.81024169921875">
            <text:p>0.81</text:p>
          </table:table-cell>
          <table:table-cell table:style-name="ce5"/>
          <table:table-cell table:style-name="ce5" office:value-type="string">
            <text:p>treachery breaking of faith </text:p>
          </table:table-cell>
          <table:table-cell/>
        </table:table-row>
        <table:table-row table:style-name="ro1">
          <table:table-cell/>
          <table:table-cell table:style-name="ce2" office:value-type="string">
            <text:p>edacious</text:p>
          </table:table-cell>
          <table:table-cell table:style-name="ce5" table:formula="oooc:=RAND()" office:value-type="float" office:value="0.8106689453125">
            <text:p>0.81</text:p>
          </table:table-cell>
          <table:table-cell table:style-name="ce5"/>
          <table:table-cell table:style-name="ce5" office:value-type="string">
            <text:p>voracious devouring </text:p>
          </table:table-cell>
          <table:table-cell/>
        </table:table-row>
        <table:table-row table:style-name="ro1">
          <table:table-cell/>
          <table:table-cell table:style-name="ce2" office:value-type="string">
            <text:p>propitiatory</text:p>
          </table:table-cell>
          <table:table-cell table:style-name="ce5" table:formula="oooc:=RAND()" office:value-type="float" office:value="0.760986328125">
            <text:p>0.76</text:p>
          </table:table-cell>
          <table:table-cell table:style-name="ce5"/>
          <table:table-cell table:style-name="ce5" office:value-type="string">
            <text:p>conciliatory appeasing mitigating </text:p>
          </table:table-cell>
          <table:table-cell/>
        </table:table-row>
        <table:table-row table:style-name="ro1">
          <table:table-cell/>
          <table:table-cell table:style-name="ce2" office:value-type="string">
            <text:p>pernicious</text:p>
          </table:table-cell>
          <table:table-cell table:style-name="ce5" table:formula="oooc:=RAND()" office:value-type="float" office:value="0.185699462890625">
            <text:p>0.19</text:p>
          </table:table-cell>
          <table:table-cell table:style-name="ce5"/>
          <table:table-cell table:style-name="ce5" office:value-type="string">
            <text:p>harmful injurious </text:p>
          </table:table-cell>
          <table:table-cell/>
        </table:table-row>
        <table:table-row table:style-name="ro1">
          <table:table-cell/>
          <table:table-cell table:style-name="ce3" office:value-type="string">
            <text:p>blandishment</text:p>
          </table:table-cell>
          <table:table-cell table:style-name="ce5" table:formula="oooc:=RAND()" office:value-type="float" office:value="0.193267822265625">
            <text:p>0.19</text:p>
          </table:table-cell>
          <table:table-cell table:style-name="ce6"/>
          <table:table-cell table:style-name="ce6" office:value-type="string">
            <text:p>speech or action intended to coax someone into doing something</text:p>
          </table:table-cell>
          <table:table-cell/>
        </table:table-row>
        <table:table-row table:style-name="ro1">
          <table:table-cell/>
          <table:table-cell table:style-name="ce2" office:value-type="string">
            <text:p>remonstrate</text:p>
          </table:table-cell>
          <table:table-cell table:style-name="ce5" table:formula="oooc:=RAND()" office:value-type="float" office:value="0.49871826171875">
            <text:p>0.5</text:p>
          </table:table-cell>
          <table:table-cell table:style-name="ce5"/>
          <table:table-cell table:style-name="ce5" office:value-type="string">
            <text:p>to protest object </text:p>
          </table:table-cell>
          <table:table-cell/>
        </table:table-row>
        <table:table-row table:style-name="ro1">
          <table:table-cell/>
          <table:table-cell table:style-name="ce2" office:value-type="string">
            <text:p>argot</text:p>
          </table:table-cell>
          <table:table-cell table:style-name="ce5" table:formula="oooc:=RAND()" office:value-type="float" office:value="0.57794189453125">
            <text:p>0.58</text:p>
          </table:table-cell>
          <table:table-cell table:style-name="ce5"/>
          <table:table-cell table:style-name="ce5" office:value-type="string">
            <text:p>jargon slang </text:p>
          </table:table-cell>
          <table:table-cell/>
        </table:table-row>
        <table:table-row table:style-name="ro1">
          <table:table-cell/>
          <table:table-cell table:style-name="ce2" office:value-type="string">
            <text:p>arrant</text:p>
          </table:table-cell>
          <table:table-cell table:style-name="ce5" table:formula="oooc:=RAND()" office:value-type="float" office:value="0.9136962890625">
            <text:p>0.91</text:p>
          </table:table-cell>
          <table:table-cell table:style-name="ce5"/>
          <table:table-cell table:style-name="ce5" office:value-type="string">
            <text:p>in the highest degree </text:p>
          </table:table-cell>
          <table:table-cell/>
        </table:table-row>
        <table:table-row table:style-name="ro1">
          <table:table-cell/>
          <table:table-cell table:style-name="ce2" office:value-type="string">
            <text:p>inimical</text:p>
          </table:table-cell>
          <table:table-cell table:style-name="ce5" table:formula="oooc:=RAND()" office:value-type="float" office:value="0.006011962890625">
            <text:p>0.01</text:p>
          </table:table-cell>
          <table:table-cell table:style-name="ce5"/>
          <table:table-cell table:style-name="ce5" office:value-type="string">
            <text:p>an enemy</text:p>
          </table:table-cell>
          <table:table-cell/>
        </table:table-row>
        <table:table-row table:style-name="ro1">
          <table:table-cell/>
          <table:table-cell table:style-name="ce2" office:value-type="string">
            <text:p>torpid</text:p>
          </table:table-cell>
          <table:table-cell table:style-name="ce5" table:formula="oooc:=RAND()" office:value-type="float" office:value="0.4708251953125">
            <text:p>0.47</text:p>
          </table:table-cell>
          <table:table-cell table:style-name="ce5"/>
          <table:table-cell table:style-name="ce5" office:value-type="string">
            <text:p>sleeping sluggish lethargic dormant </text:p>
          </table:table-cell>
          <table:table-cell/>
        </table:table-row>
        <table:table-row table:style-name="ro1">
          <table:table-cell/>
          <table:table-cell table:style-name="ce2" office:value-type="string">
            <text:p>denouement</text:p>
          </table:table-cell>
          <table:table-cell table:style-name="ce5" table:formula="oooc:=RAND()" office:value-type="float" office:value="0.2296142578125">
            <text:p>0.23</text:p>
          </table:table-cell>
          <table:table-cell table:style-name="ce5"/>
          <table:table-cell table:style-name="ce5" office:value-type="string">
            <text:p>an outcome or solution the unraveling of a plot </text:p>
          </table:table-cell>
          <table:table-cell/>
        </table:table-row>
        <table:table-row table:style-name="ro1">
          <table:table-cell/>
          <table:table-cell table:style-name="ce3"/>
          <table:table-cell table:style-name="ce5"/>
          <table:table-cell table:style-name="ce6" table:number-columns-repeated="2"/>
          <table:table-cell/>
        </table:table-row>
        <table:table-row table:style-name="ro1">
          <table:table-cell/>
          <table:table-cell table:style-name="ce2"/>
          <table:table-cell table:style-name="ce5" table:number-columns-repeated="3"/>
          <table:table-cell/>
        </table:table-row>
        <table:table-row table:style-name="ro1">
          <table:table-cell/>
          <table:table-cell table:style-name="ce2" office:value-type="string">
            <text:p>contumacious</text:p>
          </table:table-cell>
          <table:table-cell table:style-name="ce5" table:formula="oooc:=RAND()" office:value-type="float" office:value="0.858367919921875">
            <text:p>0.86</text:p>
          </table:table-cell>
          <table:table-cell table:style-name="ce5"/>
          <table:table-cell table:style-name="ce5" office:value-type="string">
            <text:p>insubordinate rebellious </text:p>
          </table:table-cell>
          <table:table-cell/>
        </table:table-row>
        <table:table-row table:style-name="ro1">
          <table:table-cell/>
          <table:table-cell table:style-name="ce2" office:value-type="string">
            <text:p>calumny</text:p>
          </table:table-cell>
          <table:table-cell table:style-name="ce5" table:formula="oooc:=RAND()" office:value-type="float" office:value="0.66241455078125">
            <text:p>0.66</text:p>
          </table:table-cell>
          <table:table-cell table:style-name="ce5"/>
          <table:table-cell table:style-name="ce5" office:value-type="string">
            <text:p>slander aspersion </text:p>
          </table:table-cell>
          <table:table-cell/>
        </table:table-row>
        <table:table-row table:style-name="ro1">
          <table:table-cell/>
          <table:table-cell table:style-name="ce2" office:value-type="string">
            <text:p>vituperate</text:p>
          </table:table-cell>
          <table:table-cell table:style-name="ce5" table:formula="oooc:=RAND()" office:value-type="float" office:value="0.462158203125">
            <text:p>0.46</text:p>
          </table:table-cell>
          <table:table-cell table:style-name="ce5"/>
          <table:table-cell table:style-name="ce5" office:value-type="string">
            <text:p>curse abuse in words 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7" table:number-columns-repeated="2"/>
          <table:table-cell/>
        </table:table-row>
        <table:table-row table:style-name="ro1" table:number-rows-repeated="241">
          <table:table-cell table:style-name="Default" table:number-columns-repeated="2"/>
          <table:table-cell table:number-columns-repeated="4"/>
        </table:table-row>
        <table:table-row table:style-name="ro1" table:number-rows-repeated="6488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emorized" table:style-name="ta1" table:print="false">
        <office:forms form:automatic-focus="false" form:apply-design-mode="false"/>
        <table:table-column table:style-name="co3" table:default-cell-style-name="ce1"/>
        <table:table-column table:style-name="co3" table:default-cell-style-name="ce2"/>
        <table:table-column table:style-name="co3" table:number-columns-repeated="2" table:default-cell-style-name="ce5"/>
        <table:table-column table:style-name="co7" table:default-cell-style-name="ce5"/>
        <table:table-row table:style-name="ro1">
          <table:table-cell office:value-type="string">
            <text:p>done</text:p>
          </table:table-cell>
          <table:table-cell table:style-name="ce3" office:value-type="string">
            <text:p>dissemble</text:p>
          </table:table-cell>
          <table:table-cell table:formula="oooc:=RAND()" office:value-type="float" office:value="0.0518798828125">
            <text:p>0.05</text:p>
          </table:table-cell>
          <table:table-cell table:style-name="ce6"/>
          <table:table-cell table:style-name="ce6" office:value-type="string">
            <text:p>to conceal one's real motive, to feign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arboreal</text:p>
          </table:table-cell>
          <table:table-cell table:formula="oooc:=RAND()" office:value-type="float" office:value="0.111724853515625">
            <text:p>0.11</text:p>
          </table:table-cell>
          <table:table-cell/>
          <table:table-cell office:value-type="string">
            <text:p>of connected with trees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calipers</text:p>
          </table:table-cell>
          <table:table-cell table:formula="oooc:=RAND()" office:value-type="float" office:value="0.24127197265625">
            <text:p>0.24</text:p>
          </table:table-cell>
          <table:table-cell/>
          <table:table-cell office:value-type="string">
            <text:p>metal supports attached to the legs measuring instrument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foppish</text:p>
          </table:table-cell>
          <table:table-cell table:formula="oooc:=RAND()" office:value-type="float" office:value="0.710205078125">
            <text:p>0.71</text:p>
          </table:table-cell>
          <table:table-cell/>
          <table:table-cell office:value-type="string">
            <text:p>like a man who pays too much attention to his clothes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bedizen</text:p>
          </table:table-cell>
          <table:table-cell table:formula="oooc:=RAND()" office:value-type="float" office:value="0.876678466796875">
            <text:p>0.88</text:p>
          </table:table-cell>
          <table:table-cell/>
          <table:table-cell office:value-type="string">
            <text:p>to adorn especially in a cheap showy manner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attenuate</text:p>
          </table:table-cell>
          <table:table-cell table:formula="oooc:=RAND()" office:value-type="float" office:value="0.71942138671875">
            <text:p>0.72</text:p>
          </table:table-cell>
          <table:table-cell/>
          <table:table-cell office:value-type="string">
            <text:p>make thin. weaken enervate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cogent</text:p>
          </table:table-cell>
          <table:table-cell table:formula="oooc:=RAND()" office:value-type="float" office:value="0.4786376953125">
            <text:p>0.48</text:p>
          </table:table-cell>
          <table:table-cell/>
          <table:table-cell office:value-type="string">
            <text:p>strong convincing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countervail</text:p>
          </table:table-cell>
          <table:table-cell table:formula="oooc:=RAND()" office:value-type="float" office:value="0.896759033203125">
            <text:p>0.9</text:p>
          </table:table-cell>
          <table:table-cell/>
          <table:table-cell office:value-type="string">
            <text:p>counterbalance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matriculation</text:p>
          </table:table-cell>
          <table:table-cell table:formula="oooc:=RAND()" office:value-type="float" office:value="0.380767822265625">
            <text:p>0.38</text:p>
          </table:table-cell>
          <table:table-cell/>
          <table:table-cell office:value-type="string">
            <text:p>be admitted enter a university as a student </text:p>
          </table:table-cell>
        </table:table-row>
        <table:table-row table:style-name="ro1">
          <table:table-cell office:value-type="string">
            <text:p>done</text:p>
          </table:table-cell>
          <table:table-cell table:style-name="ce3" office:value-type="string">
            <text:p>ponderous</text:p>
          </table:table-cell>
          <table:table-cell table:formula="oooc:=RAND()" office:value-type="float" office:value="0.73651123046875">
            <text:p>0.74</text:p>
          </table:table-cell>
          <table:table-cell table:style-name="ce6"/>
          <table:table-cell table:style-name="ce6" office:value-type="string">
            <text:p>heavy; massive; awkward; dull: "A ponderous book is better than a sleeping pill."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mettle</text:p>
          </table:table-cell>
          <table:table-cell table:formula="oooc:=RAND()" office:value-type="float" office:value="0.67718505859375">
            <text:p>0.68</text:p>
          </table:table-cell>
          <table:table-cell/>
          <table:table-cell office:value-type="string">
            <text:p>quality of endurance or courage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fetid</text:p>
          </table:table-cell>
          <table:table-cell table:formula="oooc:=RAND()" office:value-type="float" office:value="0.037933349609375">
            <text:p>0.04</text:p>
          </table:table-cell>
          <table:table-cell/>
          <table:table-cell office:value-type="string">
            <text:p>stinking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dynamo</text:p>
          </table:table-cell>
          <table:table-cell table:formula="oooc:=RAND()" office:value-type="float" office:value="0.287811279296875">
            <text:p>0.29</text:p>
          </table:table-cell>
          <table:table-cell/>
          <table:table-cell office:value-type="string">
            <text:p>a generator something that produces electric current </text:p>
          </table:table-cell>
        </table:table-row>
        <table:table-row table:style-name="ro1">
          <table:table-cell office:value-type="string">
            <text:p>done</text:p>
          </table:table-cell>
          <table:table-cell table:style-name="ce3" office:value-type="string">
            <text:p>caprice</text:p>
          </table:table-cell>
          <table:table-cell table:formula="oooc:=RAND()" office:value-type="float" office:value="0.400726318359375">
            <text:p>0.4</text:p>
          </table:table-cell>
          <table:table-cell table:style-name="ce6"/>
          <table:table-cell table:style-name="ce6" office:value-type="string">
            <text:p>impulse (adj: capricious)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tautology</text:p>
          </table:table-cell>
          <table:table-cell table:formula="oooc:=RAND()" office:value-type="float" office:value="0.397705078125">
            <text:p>0.4</text:p>
          </table:table-cell>
          <table:table-cell/>
          <table:table-cell office:value-type="string">
            <text:p>a repetition a redundancy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colander</text:p>
          </table:table-cell>
          <table:table-cell table:formula="oooc:=RAND()" office:value-type="float" office:value="0.129608154296875">
            <text:p>0.13</text:p>
          </table:table-cell>
          <table:table-cell/>
          <table:table-cell office:value-type="string">
            <text:p>bowl-shaped vessel with many holes used to drain off water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felon</text:p>
          </table:table-cell>
          <table:table-cell table:formula="oooc:=RAND()" office:value-type="float" office:value="0.075439453125">
            <text:p>0.08</text:p>
          </table:table-cell>
          <table:table-cell/>
          <table:table-cell office:value-type="string">
            <text:p>person guilty of murder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evince</text:p>
          </table:table-cell>
          <table:table-cell table:formula="oooc:=RAND()" office:value-type="float" office:value="0.383148193359375">
            <text:p>0.38</text:p>
          </table:table-cell>
          <table:table-cell/>
          <table:table-cell office:value-type="string">
            <text:p>to show clearly to indicate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disproof</text:p>
          </table:table-cell>
          <table:table-cell table:formula="oooc:=RAND()" office:value-type="float" office:value="0.814849853515625">
            <text:p>0.81</text:p>
          </table:table-cell>
          <table:table-cell/>
          <table:table-cell office:value-type="string">
            <text:p>proof to the contrary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unctilious</text:p>
          </table:table-cell>
          <table:table-cell table:formula="oooc:=RAND()" office:value-type="float" office:value="0.583770751953125">
            <text:p>0.58</text:p>
          </table:table-cell>
          <table:table-cell/>
          <table:table-cell office:value-type="string">
            <text:p>precise paying attention to trivialities </text:p>
          </table:table-cell>
        </table:table-row>
        <table:table-row table:style-name="ro1">
          <table:table-cell office:value-type="string">
            <text:p>done</text:p>
          </table:table-cell>
          <table:table-cell table:style-name="ce3" office:value-type="string">
            <text:p>leviathan</text:p>
          </table:table-cell>
          <table:table-cell table:formula="oooc:=RAND()" office:value-type="float" office:value="0.19952392578125">
            <text:p>0.2</text:p>
          </table:table-cell>
          <table:table-cell table:style-name="ce6"/>
          <table:table-cell table:style-name="ce6" office:value-type="string">
            <text:p>giant whale, therefore, something very large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garrulity</text:p>
          </table:table-cell>
          <table:table-cell table:formula="oooc:=RAND()" office:value-type="float" office:value="0.740509033203125">
            <text:p>0.74</text:p>
          </table:table-cell>
          <table:table-cell/>
          <table:table-cell office:value-type="string">
            <text:p>talkativeness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mellifluous</text:p>
          </table:table-cell>
          <table:table-cell table:formula="oooc:=RAND()" office:value-type="float" office:value="0.98541259765625">
            <text:p>0.99</text:p>
          </table:table-cell>
          <table:table-cell/>
          <table:table-cell office:value-type="string">
            <text:p>sweetly flowing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skiff</text:p>
          </table:table-cell>
          <table:table-cell table:formula="oooc:=RAND()" office:value-type="float" office:value="0.04901123046875">
            <text:p>0.05</text:p>
          </table:table-cell>
          <table:table-cell/>
          <table:table-cell office:value-type="string">
            <text:p>small boat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quibble</text:p>
          </table:table-cell>
          <table:table-cell table:formula="oooc:=RAND()" office:value-type="float" office:value="0.7578125">
            <text:p>0.76</text:p>
          </table:table-cell>
          <table:table-cell/>
          <table:table-cell office:value-type="string">
            <text:p>try to avoid by petty arguemnt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soporific</text:p>
          </table:table-cell>
          <table:table-cell table:formula="oooc:=RAND()" office:value-type="float" office:value="0.549224853515625">
            <text:p>0.55</text:p>
          </table:table-cell>
          <table:table-cell/>
          <table:table-cell office:value-type="string">
            <text:p>producing sleep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hoi polloi</text:p>
          </table:table-cell>
          <table:table-cell table:formula="oooc:=RAND()" office:value-type="float" office:value="0.07147216796875">
            <text:p>0.07</text:p>
          </table:table-cell>
          <table:table-cell/>
          <table:table-cell office:value-type="string">
            <text:p>polloi the masses the rabble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macerate</text:p>
          </table:table-cell>
          <table:table-cell table:formula="oooc:=RAND()" office:value-type="float" office:value="0.36566162109375">
            <text:p>0.37</text:p>
          </table:table-cell>
          <table:table-cell/>
          <table:table-cell office:value-type="string">
            <text:p>make or become soft by soaking in water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vitiate</text:p>
          </table:table-cell>
          <table:table-cell table:formula="oooc:=RAND()" office:value-type="float" office:value="0.749420166015625">
            <text:p>0.75</text:p>
          </table:table-cell>
          <table:table-cell/>
          <table:table-cell office:value-type="string">
            <text:p>lower the quality weaken the strength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rumple</text:p>
          </table:table-cell>
          <table:table-cell table:formula="oooc:=RAND()" office:value-type="float" office:value="0.751922607421875">
            <text:p>0.75</text:p>
          </table:table-cell>
          <table:table-cell/>
          <table:table-cell office:value-type="string">
            <text:p>make rough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deposition</text:p>
          </table:table-cell>
          <table:table-cell table:formula="oooc:=RAND()" office:value-type="float" office:value="0.92510986328125">
            <text:p>0.93</text:p>
          </table:table-cell>
          <table:table-cell/>
          <table:table-cell office:value-type="string">
            <text:p>dethronement depositing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stipple</text:p>
          </table:table-cell>
          <table:table-cell table:formula="oooc:=RAND()" office:value-type="float" office:value="0.43695068359375">
            <text:p>0.44</text:p>
          </table:table-cell>
          <table:table-cell/>
          <table:table-cell office:value-type="string">
            <text:p>paint with dots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yre</text:p>
          </table:table-cell>
          <table:table-cell table:formula="oooc:=RAND()" office:value-type="float" office:value="0.586029052734375">
            <text:p>0.59</text:p>
          </table:table-cell>
          <table:table-cell/>
          <table:table-cell office:value-type="string">
            <text:p>large pile of wood for burning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admonitory</text:p>
          </table:table-cell>
          <table:table-cell table:formula="oooc:=RAND()" office:value-type="float" office:value="0.248687744140625">
            <text:p>0.25</text:p>
          </table:table-cell>
          <table:table-cell/>
          <table:table-cell office:value-type="string">
            <text:p>containing warning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lithe</text:p>
          </table:table-cell>
          <table:table-cell table:formula="oooc:=RAND()" office:value-type="float" office:value="0.940521240234375">
            <text:p>0.94</text:p>
          </table:table-cell>
          <table:table-cell/>
          <table:table-cell office:value-type="string">
            <text:p>bending twisting </text:p>
          </table:table-cell>
        </table:table-row>
        <table:table-row table:style-name="ro1">
          <table:table-cell office:value-type="string">
            <text:p>done</text:p>
          </table:table-cell>
          <table:table-cell table:style-name="ce3" office:value-type="string">
            <text:p>emollient</text:p>
          </table:table-cell>
          <table:table-cell table:formula="oooc:=RAND()" office:value-type="float" office:value="0.29766845703125">
            <text:p>0.3</text:p>
          </table:table-cell>
          <table:table-cell table:style-name="ce6"/>
          <table:table-cell table:style-name="ce6" office:value-type="string">
            <text:p>softening; something that softens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lumb</text:p>
          </table:table-cell>
          <table:table-cell table:formula="oooc:=RAND()" office:value-type="float" office:value="0.011627197265625">
            <text:p>0.01</text:p>
          </table:table-cell>
          <table:table-cell/>
          <table:table-cell office:value-type="string">
            <text:p>get to the root of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ucker</text:p>
          </table:table-cell>
          <table:table-cell table:formula="oooc:=RAND()" office:value-type="float" office:value="0.76312255859375">
            <text:p>0.76</text:p>
          </table:table-cell>
          <table:table-cell/>
          <table:table-cell office:value-type="string">
            <text:p>wrinkle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exigency</text:p>
          </table:table-cell>
          <table:table-cell table:formula="oooc:=RAND()" office:value-type="float" office:value="0.58001708984375">
            <text:p>0.58</text:p>
          </table:table-cell>
          <table:table-cell/>
          <table:table-cell office:value-type="string">
            <text:p>emergency an urgent situation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libel</text:p>
          </table:table-cell>
          <table:table-cell table:formula="oooc:=RAND()" office:value-type="float" office:value="0.160919189453125">
            <text:p>0.16</text:p>
          </table:table-cell>
          <table:table-cell/>
          <table:table-cell office:value-type="string">
            <text:p>statement that damages reputation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ameliorate</text:p>
          </table:table-cell>
          <table:table-cell table:formula="oooc:=RAND()" office:value-type="float" office:value="0.086456298828125">
            <text:p>0.09</text:p>
          </table:table-cell>
          <table:table-cell/>
          <table:table-cell office:value-type="string">
            <text:p>improve make better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convoke</text:p>
          </table:table-cell>
          <table:table-cell table:formula="oooc:=RAND()" office:value-type="float" office:value="0.515533447265625">
            <text:p>0.52</text:p>
          </table:table-cell>
          <table:table-cell/>
          <table:table-cell office:value-type="string">
            <text:p>call together summon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daunt</text:p>
          </table:table-cell>
          <table:table-cell table:formula="oooc:=RAND()" office:value-type="float" office:value="0.480072021484375">
            <text:p>0.48</text:p>
          </table:table-cell>
          <table:table-cell/>
          <table:table-cell office:value-type="string">
            <text:p>intimidate make fearful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noisome</text:p>
          </table:table-cell>
          <table:table-cell table:formula="oooc:=RAND()" office:value-type="float" office:value="0.725128173828125">
            <text:p>0.73</text:p>
          </table:table-cell>
          <table:table-cell/>
          <table:table-cell office:value-type="string">
            <text:p>offensive disgusting (smell)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agile</text:p>
          </table:table-cell>
          <table:table-cell table:formula="oooc:=RAND()" office:value-type="float" office:value="0.3916015625">
            <text:p>0.39</text:p>
          </table:table-cell>
          <table:table-cell/>
          <table:table-cell office:value-type="string">
            <text:p>active quick-moving </text:p>
          </table:table-cell>
        </table:table-row>
        <table:table-row table:style-name="ro1">
          <table:table-cell office:value-type="string">
            <text:p>done</text:p>
          </table:table-cell>
          <table:table-cell table:style-name="ce3" office:value-type="string">
            <text:p>dogged</text:p>
          </table:table-cell>
          <table:table-cell table:formula="oooc:=RAND()" office:value-type="float" office:value="0.233673095703125">
            <text:p>0.23</text:p>
          </table:table-cell>
          <table:table-cell table:style-name="ce6"/>
          <table:table-cell table:style-name="ce6" office:value-type="string">
            <text:p>stubborn or determined: "Her dogged pursuit of the degree eventually paid off."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ostentation</text:p>
          </table:table-cell>
          <table:table-cell table:formula="oooc:=RAND()" office:value-type="float" office:value="0.543853759765625">
            <text:p>0.54</text:p>
          </table:table-cell>
          <table:table-cell/>
          <table:table-cell office:value-type="string">
            <text:p>display to obtain admiration or envy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supplicate</text:p>
          </table:table-cell>
          <table:table-cell table:formula="oooc:=RAND()" office:value-type="float" office:value="0.521636962890625">
            <text:p>0.52</text:p>
          </table:table-cell>
          <table:table-cell/>
          <table:table-cell office:value-type="string">
            <text:p>make a humble petition to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loll</text:p>
          </table:table-cell>
          <table:table-cell table:formula="oooc:=RAND()" office:value-type="float" office:value="0.110870361328125">
            <text:p>0.11</text:p>
          </table:table-cell>
          <table:table-cell/>
          <table:table-cell office:value-type="string">
            <text:p>rest to sit or stand in a lazy way hang (dog's tongue)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suppliant</text:p>
          </table:table-cell>
          <table:table-cell table:formula="oooc:=RAND()" office:value-type="float" office:value="0.5328369140625">
            <text:p>0.53</text:p>
          </table:table-cell>
          <table:table-cell/>
          <table:table-cell office:value-type="string">
            <text:p>asking humbly beseeching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veer</text:p>
          </table:table-cell>
          <table:table-cell table:formula="oooc:=RAND()" office:value-type="float" office:value="0.926055908203125">
            <text:p>0.93</text:p>
          </table:table-cell>
          <table:table-cell/>
          <table:table-cell office:value-type="string">
            <text:p>change direction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imbroglio</text:p>
          </table:table-cell>
          <table:table-cell table:formula="oooc:=RAND()" office:value-type="float" office:value="0.5848388671875">
            <text:p>0.58</text:p>
          </table:table-cell>
          <table:table-cell/>
          <table:table-cell office:value-type="string">
            <text:p>complicated and embarrassing situation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undit</text:p>
          </table:table-cell>
          <table:table-cell table:formula="oooc:=RAND()" office:value-type="float" office:value="0.145416259765625">
            <text:p>0.15</text:p>
          </table:table-cell>
          <table:table-cell/>
          <table:table-cell office:value-type="string">
            <text:p>pedant authority on a subject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etrous</text:p>
          </table:table-cell>
          <table:table-cell table:formula="oooc:=RAND()" office:value-type="float" office:value="0.196136474609375">
            <text:p>0.2</text:p>
          </table:table-cell>
          <table:table-cell/>
          <table:table-cell office:value-type="string">
            <text:p>like a rock hard stony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compunction</text:p>
          </table:table-cell>
          <table:table-cell table:formula="oooc:=RAND()" office:value-type="float" office:value="0.316802978515625">
            <text:p>0.32</text:p>
          </table:table-cell>
          <table:table-cell/>
          <table:table-cell office:value-type="string">
            <text:p>feeling of regret for one's action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hirsute</text:p>
          </table:table-cell>
          <table:table-cell table:formula="oooc:=RAND()" office:value-type="float" office:value="0.2257080078125">
            <text:p>0.23</text:p>
          </table:table-cell>
          <table:table-cell/>
          <table:table-cell office:value-type="string">
            <text:p>hairy shaggy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contemn</text:p>
          </table:table-cell>
          <table:table-cell table:formula="oooc:=RAND()" office:value-type="float" office:value="0.918304443359375">
            <text:p>0.92</text:p>
          </table:table-cell>
          <table:table-cell/>
          <table:table-cell office:value-type="string">
            <text:p>to scorn or despise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veritable</text:p>
          </table:table-cell>
          <table:table-cell table:formula="oooc:=RAND()" office:value-type="float" office:value="0.38665771484375">
            <text:p>0.39</text:p>
          </table:table-cell>
          <table:table-cell/>
          <table:table-cell office:value-type="string">
            <text:p>real rightly named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denigrate</text:p>
          </table:table-cell>
          <table:table-cell table:formula="oooc:=RAND()" office:value-type="float" office:value="0.430511474609375">
            <text:p>0.43</text:p>
          </table:table-cell>
          <table:table-cell/>
          <table:table-cell office:value-type="string">
            <text:p>blacken belittle sully defame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eremptory</text:p>
          </table:table-cell>
          <table:table-cell table:formula="oooc:=RAND()" office:value-type="float" office:value="0.19012451171875">
            <text:p>0.19</text:p>
          </table:table-cell>
          <table:table-cell/>
          <table:table-cell office:value-type="string">
            <text:p>urgent imperative unchallengeable ending debate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coeval</text:p>
          </table:table-cell>
          <table:table-cell table:formula="oooc:=RAND()" office:value-type="float" office:value="0.024383544921875">
            <text:p>0.02</text:p>
          </table:table-cell>
          <table:table-cell/>
          <table:table-cell office:value-type="string">
            <text:p>of the same period coexisting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expatiate</text:p>
          </table:table-cell>
          <table:table-cell table:formula="oooc:=RAND()" office:value-type="float" office:value="0.322296142578125">
            <text:p>0.32</text:p>
          </table:table-cell>
          <table:table-cell/>
          <table:table-cell office:value-type="string">
            <text:p>to roam wander freely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visceral</text:p>
          </table:table-cell>
          <table:table-cell table:formula="oooc:=RAND()" office:value-type="float" office:value="0.106109619140625">
            <text:p>0.11</text:p>
          </table:table-cell>
          <table:table-cell/>
          <table:table-cell office:value-type="string">
            <text:p>of the internal organs of the body 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vindictive</text:p>
          </table:table-cell>
          <table:table-cell table:formula="oooc:=RAND()" office:value-type="float" office:value="0.9832763671875">
            <text:p>0.98</text:p>
          </table:table-cell>
          <table:table-cell/>
          <table:table-cell office:value-type="string">
            <text:p>having a desire to revenge </text:p>
          </table:table-cell>
        </table:table-row>
        <table:table-row table:style-name="ro1">
          <table:table-cell office:value-type="string">
            <text:p>done</text:p>
          </table:table-cell>
          <table:table-cell table:style-name="ce3" office:value-type="string">
            <text:p>taciturn</text:p>
          </table:table-cell>
          <table:table-cell table:formula="oooc:=RAND()" office:value-type="float" office:value="0.382293701171875">
            <text:p>0.38</text:p>
          </table:table-cell>
          <table:table-cell table:style-name="ce6"/>
          <table:table-cell table:style-name="ce6" office:value-type="string">
            <text:p>habitually untalkative or silent (n: taciturnity)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grandiloquent</text:p>
          </table:table-cell>
          <table:table-cell table:formula="oooc:=RAND()" office:value-type="float" office:value="0.44488525390625">
            <text:p>0.44</text:p>
          </table:table-cell>
          <table:table-cell/>
          <table:table-cell office:value-type="string">
            <text:p>using pompous words 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new.A1:new.E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print-page-order="ltr" style:scale-to="8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7">03/07/2009</text:date>, <text:time>23:1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9-22T16:41:02</meta:creation-date>
    <dc:date>2009-03-07T23:15:41</dc:date>
    <meta:editing-cycles>13</meta:editing-cycles>
    <meta:editing-duration>PT9H45M7S</meta:editing-duration>
    <meta:user-defined meta:name="Info 1"/>
    <meta:user-defined meta:name="Info 2"/>
    <meta:user-defined meta:name="Info 3"/>
    <meta:user-defined meta:name="Info 4"/>
    <meta:document-statistic meta:table-count="3" meta:cell-count="1609"/>
  </office:meta>
</office:document-meta>
</file>